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74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777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2.91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llista de jocs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>
            <text:p>NOM DEL JOC</text:p>
          </table:table-cell>
          <table:table-cell table:style-name="ce1" office:value-type="string">
            <text:p>TIPUS</text:p>
          </table:table-cell>
          <table:table-cell table:style-name="ce1" office:value-type="string">
            <text:p>Nº JUGADORS</text:p>
          </table:table-cell>
          <table:table-cell table:style-name="ce1" office:value-type="string">
            <text:p>TEMPS</text:p>
          </table:table-cell>
          <table:table-cell table:style-name="ce1" office:value-type="string">
            <text:p>MECANISME</text:p>
          </table:table-cell>
          <table:table-cell table:style-name="ce1" office:value-type="string">
            <text:p>TIPUS</text:p>
          </table:table-cell>
          <table:table-cell table:style-name="ce1" office:value-type="string">
            <text:p>PRIORIDAD</text:p>
          </table:table-cell>
        </table:table-row>
        <table:table-row table:style-name="ro2">
          <table:table-cell office:value-type="string">
            <text:p>1000 KILOMETROS</text:p>
          </table:table-cell>
          <table:table-cell office:value-type="string">
            <text:p>CARTAS</text:p>
          </table:table-cell>
          <table:table-cell office:value-type="string">
            <text:p>2 A 6</text:p>
          </table:table-cell>
          <table:table-cell table:style-name="ce3" office:value-type="float" office:value="30">
            <text:p>30</text:p>
          </table:table-cell>
          <table:table-cell office:value-type="string">
            <text:p>CARRERA </text:p>
          </table:table-cell>
          <table:table-cell office:value-type="string">
            <text:p>FILLE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714 EL CAS DELS CATALANS</text:p>
          </table:table-cell>
          <table:table-cell office:value-type="string">
            <text:p>TABLERO</text:p>
          </table:table-cell>
          <table:table-cell office:value-type="string">
            <text:p>2 A 4</text:p>
          </table:table-cell>
          <table:table-cell table:style-name="ce3" office:value-type="float" office:value="120">
            <text:p>120</text:p>
          </table:table-cell>
          <table:table-cell office:value-type="string">
            <text:p>BATALLA</text:p>
          </table:table-cell>
          <table:table-cell office:value-type="string">
            <text:p>FUNCIONA 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919 ASMUNSEN VS SCOTT</text:p>
          </table:table-cell>
          <table:table-cell office:value-type="string">
            <text:p>TABLERO</text:p>
          </table:table-cell>
          <table:table-cell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office:value-type="string">
            <text:p>CARRERA </text:p>
          </table:table-cell>
          <table:table-cell office:value-type="string">
            <text:p>CARA A CAR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920 WALL STREET</text:p>
          </table:table-cell>
          <table:table-cell office:value-type="string">
            <text:p>CARTAS</text:p>
          </table:table-cell>
          <table:table-cell office:value-type="string">
            <text:p>2 A 5</text:p>
          </table:table-cell>
          <table:table-cell table:style-name="ce3" office:value-type="float" office:value="45">
            <text:p>45</text:p>
          </table:table-cell>
          <table:table-cell office:value-type="string">
            <text:p>ECONOMICO</text:p>
          </table:table-cell>
          <table:table-cell office:value-type="string">
            <text:p>EUROGAM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 WONDERS DUEL</text:p>
          </table:table-cell>
          <table:table-cell office:value-type="string">
            <text:p>CARTAS</text:p>
          </table:table-cell>
          <table:table-cell office:value-type="float" office:value="2">
            <text:p>2</text:p>
          </table:table-cell>
          <table:table-cell table:style-name="ce3" office:value-type="float" office:value="30">
            <text:p>30</text:p>
          </table:table-cell>
          <table:table-cell office:value-type="string">
            <text:p>CIVILIZACION</text:p>
          </table:table-cell>
          <table:table-cell office:value-type="string">
            <text:p>CARA A CAR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BALONE</text:p>
          </table:table-cell>
          <table:table-cell office:value-type="string">
            <text:p>TABLERO</text:p>
          </table:table-cell>
          <table:table-cell office:value-type="float" office:value="2">
            <text:p>2</text:p>
          </table:table-cell>
          <table:table-cell table:style-name="ce3" office:value-type="float" office:value="30">
            <text:p>30</text:p>
          </table:table-cell>
          <table:table-cell office:value-type="string">
            <text:p>ABSTRACTO</text:p>
          </table:table-cell>
          <table:table-cell office:value-type="string">
            <text:p>CARA A CAR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BORDAJE</text:p>
          </table:table-cell>
          <table:table-cell office:value-type="string">
            <text:p>CARTAS</text:p>
          </table:table-cell>
          <table:table-cell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office:value-type="string">
            <text:p>CONTROL AREA</text:p>
          </table:table-cell>
          <table:table-cell office:value-type="string">
            <text:p>CARA A CARA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AGE OF WAR</text:p>
          </table:table-cell>
          <table:table-cell office:value-type="string">
            <text:p>DADOS</text:p>
          </table:table-cell>
          <table:table-cell office:value-type="string">
            <text:p>2 A 6</text:p>
          </table:table-cell>
          <table:table-cell table:style-name="ce3" office:value-type="float" office:value="30">
            <text:p>30</text:p>
          </table:table-cell>
          <table:table-cell office:value-type="string">
            <text:p>COLECCION </text:p>
          </table:table-cell>
          <table:table-cell office:value-type="string">
            <text:p>FILLER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GRICOLA ANIMALES EN GRANJA</text:p>
          </table:table-cell>
          <table:table-cell office:value-type="string">
            <text:p>TABLERO</text:p>
          </table:table-cell>
          <table:table-cell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office:value-type="string">
            <text:p>COLOCA.TRABAJADORES</text:p>
          </table:table-cell>
          <table:table-cell office:value-type="string">
            <text:p>EUROGAM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HORA CAIGO</text:p>
          </table:table-cell>
          <table:table-cell office:value-type="string">
            <text:p>PREGUNTAS</text:p>
          </table:table-cell>
          <table:table-cell office:value-type="string">
            <text:p>2 A 7</text:p>
          </table:table-cell>
          <table:table-cell table:style-name="ce3" office:value-type="float" office:value="60">
            <text:p>60</text:p>
          </table:table-cell>
          <table:table-cell office:value-type="string">
            <text:p>PREGUNTAS</text:p>
          </table:table-cell>
          <table:table-cell office:value-type="string">
            <text:p>GRAN PART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NGRY BIRDS</text:p>
          </table:table-cell>
          <table:table-cell office:value-type="string">
            <text:p>CARTAS</text:p>
          </table:table-cell>
          <table:table-cell office:value-type="string">
            <text:p>2 A 5</text:p>
          </table:table-cell>
          <table:table-cell table:style-name="ce3" office:value-type="float" office:value="15">
            <text:p>15</text:p>
          </table:table-cell>
          <table:table-cell office:value-type="string">
            <text:p>GESTION MANO</text:p>
          </table:table-cell>
          <table:table-cell office:value-type="string">
            <text:p>PART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REA 51 </text:p>
          </table:table-cell>
          <table:table-cell office:value-type="string">
            <text:p>TABLERO</text:p>
          </table:table-cell>
          <table:table-cell office:value-type="string">
            <text:p>2 A 6</text:p>
          </table:table-cell>
          <table:table-cell table:style-name="ce3" office:value-type="float" office:value="60">
            <text:p>60</text:p>
          </table:table-cell>
          <table:table-cell office:value-type="string">
            <text:p>CONTROL AREA</text:p>
          </table:table-cell>
          <table:table-cell office:value-type="string">
            <text:p>EUROGAM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RKHAM HORROR el juego de cartas</text:p>
          </table:table-cell>
          <table:table-cell office:value-type="string">
            <text:p>CARTAS</text:p>
          </table:table-cell>
          <table:table-cell office:value-type="float" office:value="2">
            <text:p>2</text:p>
          </table:table-cell>
          <table:table-cell table:style-name="ce3" office:value-type="float" office:value="90">
            <text:p>90</text:p>
          </table:table-cell>
          <table:table-cell office:value-type="string">
            <text:p>COOPERATIVO</text:p>
          </table:table-cell>
          <table:table-cell office:value-type="string">
            <text:p>AMERITRASH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ARKHAM NOIR</text:p>
          </table:table-cell>
          <table:table-cell office:value-type="string">
            <text:p>CARTAS</text:p>
          </table:table-cell>
          <table:table-cell office:value-type="float" office:value="1">
            <text:p>1</text:p>
          </table:table-cell>
          <table:table-cell table:style-name="ce3" office:value-type="float" office:value="30">
            <text:p>30</text:p>
          </table:table-cell>
          <table:table-cell office:value-type="string">
            <text:p>DEDUCCION</text:p>
          </table:table-cell>
          <table:table-cell office:value-type="string">
            <text:p>AMERITRASH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ARNE CLASSIC</text:p>
          </table:table-cell>
          <table:table-cell office:value-type="string">
            <text:p>CARTAS</text:p>
          </table:table-cell>
          <table:table-cell office:value-type="string">
            <text:p>2 A 4</text:p>
          </table:table-cell>
          <table:table-cell table:style-name="ce3" office:value-type="float" office:value="20">
            <text:p>20</text:p>
          </table:table-cell>
          <table:table-cell office:value-type="string">
            <text:p>COMBINACIONES</text:p>
          </table:table-cell>
          <table:table-cell office:value-type="string">
            <text:p>FILLE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ASALTA LA CAJA</text:p>
          </table:table-cell>
          <table:table-cell office:value-type="string">
            <text:p>TABLERO</text:p>
          </table:table-cell>
          <table:table-cell office:value-type="string">
            <text:p>2 A 4</text:p>
          </table:table-cell>
          <table:table-cell table:style-name="ce3" office:value-type="float" office:value="30">
            <text:p>30</text:p>
          </table:table-cell>
          <table:table-cell office:value-type="string">
            <text:p>CARRERA </text:p>
          </table:table-cell>
          <table:table-cell office:value-type="string">
            <text:p>FAMILIA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ASALTO AL PODER</text:p>
          </table:table-cell>
          <table:table-cell office:value-type="string">
            <text:p>TABLERO</text:p>
          </table:table-cell>
          <table:table-cell office:value-type="string">
            <text:p>2 A 6</text:p>
          </table:table-cell>
          <table:table-cell table:style-name="ce3" office:value-type="float" office:value="90">
            <text:p>90</text:p>
          </table:table-cell>
          <table:table-cell office:value-type="string">
            <text:p>ECONOMICO</text:p>
          </table:table-cell>
          <table:table-cell office:value-type="string">
            <text:p>EUROGAME</text:p>
          </table:table-cell>
          <table:table-cell office:value-type="string">
            <text:p>PARA 3 O MAS</text:p>
          </table:table-cell>
        </table:table-row>
        <table:table-row table:style-name="ro2">
          <table:table-cell office:value-type="string">
            <text:p>ATMOSFEAR <text:s/>DVD</text:p>
          </table:table-cell>
          <table:table-cell office:value-type="string">
            <text:p>TABLERO</text:p>
          </table:table-cell>
          <table:table-cell office:value-type="string">
            <text:p>3 A 6 </text:p>
          </table:table-cell>
          <table:table-cell table:style-name="ce3" office:value-type="float" office:value="60">
            <text:p>60</text:p>
          </table:table-cell>
          <table:table-cell office:value-type="string">
            <text:p>CARRERA </text:p>
          </table:table-cell>
          <table:table-cell office:value-type="string">
            <text:p>FAMILIAR</text:p>
          </table:table-cell>
          <table:table-cell office:value-type="string">
            <text:p>PARA 3 O MAS</text:p>
          </table:table-cell>
        </table:table-row>
        <table:table-row table:style-name="ro2">
          <table:table-cell office:value-type="string">
            <text:p>ATMOSFEAR 20 ANIVERSARIO DVD</text:p>
          </table:table-cell>
          <table:table-cell office:value-type="string">
            <text:p>TABLERO</text:p>
          </table:table-cell>
          <table:table-cell office:value-type="string">
            <text:p>3 A 6 </text:p>
          </table:table-cell>
          <table:table-cell table:style-name="ce3" office:value-type="float" office:value="60">
            <text:p>60</text:p>
          </table:table-cell>
          <table:table-cell office:value-type="string">
            <text:p>CARRERA </text:p>
          </table:table-cell>
          <table:table-cell office:value-type="string">
            <text:p>FAMILIAR</text:p>
          </table:table-cell>
          <table:table-cell office:value-type="string">
            <text:p>PARA 3 O MAS</text:p>
          </table:table-cell>
        </table:table-row>
        <table:table-row table:style-name="ro2">
          <table:table-cell office:value-type="string">
            <text:p>BANDIDO</text:p>
          </table:table-cell>
          <table:table-cell office:value-type="string">
            <text:p>CARTAS</text:p>
          </table:table-cell>
          <table:table-cell office:value-type="string">
            <text:p>1 A 4</text:p>
          </table:table-cell>
          <table:table-cell table:style-name="ce3" office:value-type="float" office:value="15">
            <text:p>15</text:p>
          </table:table-cell>
          <table:table-cell office:value-type="string">
            <text:p>COOPERATIVO</text:p>
          </table:table-cell>
          <table:table-cell office:value-type="string">
            <text:p>FILLER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ANG + EXPANSION</text:p>
          </table:table-cell>
          <table:table-cell office:value-type="string">
            <text:p>DADOS</text:p>
          </table:table-cell>
          <table:table-cell office:value-type="string">
            <text:p>3 A 8</text:p>
          </table:table-cell>
          <table:table-cell table:style-name="ce3" office:value-type="float" office:value="15">
            <text:p>15</text:p>
          </table:table-cell>
          <table:table-cell office:value-type="string">
            <text:p>ROLES OCULTOS</text:p>
          </table:table-cell>
          <table:table-cell office:value-type="string">
            <text:p>PARTY</text:p>
          </table:table-cell>
          <table:table-cell office:value-type="string">
            <text:p>PARA 3 O MAS</text:p>
          </table:table-cell>
        </table:table-row>
        <table:table-row table:style-name="ro2">
          <table:table-cell office:value-type="string">
            <text:p>BAR BESTIAL</text:p>
          </table:table-cell>
          <table:table-cell office:value-type="string">
            <text:p>CARTAS</text:p>
          </table:table-cell>
          <table:table-cell office:value-type="string">
            <text:p>2 A 4</text:p>
          </table:table-cell>
          <table:table-cell table:style-name="ce3" office:value-type="float" office:value="20">
            <text:p>20</text:p>
          </table:table-cell>
          <table:table-cell office:value-type="string">
            <text:p>GESTION MANO</text:p>
          </table:table-cell>
          <table:table-cell office:value-type="string">
            <text:p>FILLE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BATTLE MASTERS</text:p>
          </table:table-cell>
          <table:table-cell office:value-type="string">
            <text:p>TABLERO</text:p>
          </table:table-cell>
          <table:table-cell office:value-type="string">
            <text:p>2 O MAS</text:p>
          </table:table-cell>
          <table:table-cell table:style-name="ce3" office:value-type="float" office:value="90">
            <text:p>90</text:p>
          </table:table-cell>
          <table:table-cell office:value-type="string">
            <text:p>WARGAME</text:p>
          </table:table-cell>
          <table:table-cell office:value-type="string">
            <text:p>AMERITRASH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BIG FISH LIL FISH</text:p>
          </table:table-cell>
          <table:table-cell office:value-type="string">
            <text:p>CARTAS</text:p>
          </table:table-cell>
          <table:table-cell office:value-type="string">
            <text:p>2 A 6</text:p>
          </table:table-cell>
          <table:table-cell table:style-name="ce3" office:value-type="float" office:value="20">
            <text:p>20</text:p>
          </table:table-cell>
          <table:table-cell office:value-type="string">
            <text:p>MAZOS</text:p>
          </table:table-cell>
          <table:table-cell office:value-type="string">
            <text:p>FAMILIAR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LACK HILLS </text:p>
          </table:table-cell>
          <table:table-cell office:value-type="string">
            <text:p>CARTAS</text:p>
          </table:table-cell>
          <table:table-cell office:value-type="string">
            <text:p>2 A 4</text:p>
          </table:table-cell>
          <table:table-cell table:style-name="ce3" office:value-type="float" office:value="30">
            <text:p>30</text:p>
          </table:table-cell>
          <table:table-cell office:value-type="string">
            <text:p>GESTION RECURSOS</text:p>
          </table:table-cell>
          <table:table-cell office:value-type="string">
            <text:p>FILL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LACK STORIES edición medieval</text:p>
          </table:table-cell>
          <table:table-cell office:value-type="string">
            <text:p>PREGUNTAS</text:p>
          </table:table-cell>
          <table:table-cell office:value-type="string">
            <text:p>2 O MAS</text:p>
          </table:table-cell>
          <table:table-cell table:style-name="ce3" office:value-type="float" office:value="15">
            <text:p>15</text:p>
          </table:table-cell>
          <table:table-cell office:value-type="string">
            <text:p>DEDUCCION</text:p>
          </table:table-cell>
          <table:table-cell office:value-type="string">
            <text:p>VIAJ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LOKUS DUO (imitación)</text:p>
          </table:table-cell>
          <table:table-cell office:value-type="string">
            <text:p>TABLERO</text:p>
          </table:table-cell>
          <table:table-cell office:value-type="float" office:value="2">
            <text:p>2</text:p>
          </table:table-cell>
          <table:table-cell table:style-name="ce3" office:value-type="float" office:value="15">
            <text:p>15</text:p>
          </table:table-cell>
          <table:table-cell office:value-type="string">
            <text:p>ABSTRACTO</text:p>
          </table:table-cell>
          <table:table-cell office:value-type="string">
            <text:p>CARA A CAR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OLETAIRES</text:p>
          </table:table-cell>
          <table:table-cell office:value-type="string">
            <text:p>CARTAS</text:p>
          </table:table-cell>
          <table:table-cell office:value-type="float" office:value="2">
            <text:p>2</text:p>
          </table:table-cell>
          <table:table-cell table:style-name="ce3" office:value-type="float" office:value="30">
            <text:p>30</text:p>
          </table:table-cell>
          <table:table-cell office:value-type="string">
            <text:p>FAMILIAS</text:p>
          </table:table-cell>
          <table:table-cell office:value-type="string">
            <text:p>CARA A CAR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OOGLE DADOS</text:p>
          </table:table-cell>
          <table:table-cell office:value-type="string">
            <text:p>DADOS</text:p>
          </table:table-cell>
          <table:table-cell office:value-type="string">
            <text:p>2 O MAS</text:p>
          </table:table-cell>
          <table:table-cell table:style-name="ce3" office:value-type="float" office:value="60">
            <text:p>60</text:p>
          </table:table-cell>
          <table:table-cell office:value-type="string">
            <text:p>PALABRAS</text:p>
          </table:table-cell>
          <table:table-cell office:value-type="string">
            <text:p>PART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OOGLE DADOS VIAJE</text:p>
          </table:table-cell>
          <table:table-cell office:value-type="string">
            <text:p>DADOS</text:p>
          </table:table-cell>
          <table:table-cell office:value-type="string">
            <text:p>2 O MAS</text:p>
          </table:table-cell>
          <table:table-cell table:style-name="ce3" office:value-type="float" office:value="30">
            <text:p>30</text:p>
          </table:table-cell>
          <table:table-cell office:value-type="string">
            <text:p>PALABRAS</text:p>
          </table:table-cell>
          <table:table-cell office:value-type="string">
            <text:p>VIAJE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BOOGLE SLAMP</text:p>
          </table:table-cell>
          <table:table-cell office:value-type="string">
            <text:p>CARTAS</text:p>
          </table:table-cell>
          <table:table-cell office:value-type="string">
            <text:p>2 A 4 </text:p>
          </table:table-cell>
          <table:table-cell table:style-name="ce3" office:value-type="float" office:value="15">
            <text:p>15</text:p>
          </table:table-cell>
          <table:table-cell office:value-type="string">
            <text:p>PALABRAS</text:p>
          </table:table-cell>
          <table:table-cell office:value-type="string">
            <text:p>VIAJE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BOOMO</text:p>
          </table:table-cell>
          <table:table-cell office:value-type="string">
            <text:p>CARTAS</text:p>
          </table:table-cell>
          <table:table-cell office:value-type="string">
            <text:p>2 A 6</text:p>
          </table:table-cell>
          <table:table-cell table:style-name="ce3" office:value-type="float" office:value="20">
            <text:p>20</text:p>
          </table:table-cell>
          <table:table-cell office:value-type="string">
            <text:p>ELIMINACION</text:p>
          </table:table-cell>
          <table:table-cell office:value-type="string">
            <text:p>FILLER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BRAINSTORM</text:p>
          </table:table-cell>
          <table:table-cell office:value-type="string">
            <text:p>PREGUNTAS</text:p>
          </table:table-cell>
          <table:table-cell office:value-type="string">
            <text:p>2 O MAS</text:p>
          </table:table-cell>
          <table:table-cell table:style-name="ce3" office:value-type="float" office:value="60">
            <text:p>60</text:p>
          </table:table-cell>
          <table:table-cell office:value-type="string">
            <text:p>PALABRAS</text:p>
          </table:table-cell>
          <table:table-cell office:value-type="string">
            <text:p>GRAN PART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UZZER</text:p>
          </table:table-cell>
          <table:table-cell office:value-type="string">
            <text:p>TABLERO</text:p>
          </table:table-cell>
          <table:table-cell office:value-type="string">
            <text:p>2 A 4 </text:p>
          </table:table-cell>
          <table:table-cell table:style-name="ce3" office:value-type="float" office:value="60">
            <text:p>60</text:p>
          </table:table-cell>
          <table:table-cell office:value-type="string">
            <text:p>DEDUCCION</text:p>
          </table:table-cell>
          <table:table-cell office:value-type="string">
            <text:p>PARTY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CADOO</text:p>
          </table:table-cell>
          <table:table-cell office:value-type="string">
            <text:p>ACCIONES</text:p>
          </table:table-cell>
          <table:table-cell office:value-type="string">
            <text:p>2 O MAS</text:p>
          </table:table-cell>
          <table:table-cell table:style-name="ce3" office:value-type="float" office:value="60">
            <text:p>60</text:p>
          </table:table-cell>
          <table:table-cell office:value-type="string">
            <text:p>PRUEBAS</text:p>
          </table:table-cell>
          <table:table-cell office:value-type="string">
            <text:p>GRAN PARTY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CAFE INTERNACIONAL</text:p>
          </table:table-cell>
          <table:table-cell office:value-type="string">
            <text:p>TABLERO</text:p>
          </table:table-cell>
          <table:table-cell office:value-type="string">
            <text:p>2 A 4</text:p>
          </table:table-cell>
          <table:table-cell table:style-name="ce3" office:value-type="float" office:value="45">
            <text:p>45</text:p>
          </table:table-cell>
          <table:table-cell office:value-type="string">
            <text:p>CONTROL AREA</text:p>
          </table:table-cell>
          <table:table-cell office:value-type="string">
            <text:p>FUNCIONA 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CAFE RACE</text:p>
          </table:table-cell>
          <table:table-cell office:value-type="string">
            <text:p>TABLERO</text:p>
          </table:table-cell>
          <table:table-cell office:value-type="string">
            <text:p>3 A 6 </text:p>
          </table:table-cell>
          <table:table-cell table:style-name="ce3" office:value-type="float" office:value="15">
            <text:p>15</text:p>
          </table:table-cell>
          <table:table-cell office:value-type="string">
            <text:p>CARRERA </text:p>
          </table:table-cell>
          <table:table-cell office:value-type="string">
            <text:p>FILLER</text:p>
          </table:table-cell>
          <table:table-cell office:value-type="string">
            <text:p>PARA 3 O MAS</text:p>
          </table:table-cell>
        </table:table-row>
        <table:table-row table:style-name="ro2">
          <table:table-cell office:value-type="string">
            <text:p>CALÇOTADA WARS</text:p>
          </table:table-cell>
          <table:table-cell office:value-type="string">
            <text:p>CARTAS</text:p>
          </table:table-cell>
          <table:table-cell office:value-type="string">
            <text:p>2 A 6 </text:p>
          </table:table-cell>
          <table:table-cell table:style-name="ce3" office:value-type="float" office:value="45">
            <text:p>45</text:p>
          </table:table-cell>
          <table:table-cell office:value-type="string">
            <text:p>COMBINACIONES</text:p>
          </table:table-cell>
          <table:table-cell office:value-type="string">
            <text:p>FILLE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CARCASSONE (2 AMPLIACIONES)</text:p>
          </table:table-cell>
          <table:table-cell office:value-type="string">
            <text:p>LOSETAS</text:p>
          </table:table-cell>
          <table:table-cell office:value-type="string">
            <text:p>2 A 6</text:p>
          </table:table-cell>
          <table:table-cell table:style-name="ce3" office:value-type="float" office:value="45">
            <text:p>45</text:p>
          </table:table-cell>
          <table:table-cell office:value-type="string">
            <text:p>CONTROL AREA</text:p>
          </table:table-cell>
          <table:table-cell office:value-type="string">
            <text:p>EUROGAM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ARDS VS DICE</text:p>
          </table:table-cell>
          <table:table-cell office:value-type="string">
            <text:p>CARTAS/DADOS</text:p>
          </table:table-cell>
          <table:table-cell office:value-type="string">
            <text:p>2 A 4</text:p>
          </table:table-cell>
          <table:table-cell table:style-name="ce3" office:value-type="float" office:value="20">
            <text:p>20</text:p>
          </table:table-cell>
          <table:table-cell office:value-type="string">
            <text:p>FUERZA TU SUERTE</text:p>
          </table:table-cell>
          <table:table-cell office:value-type="string">
            <text:p>VIAJE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CARNAC</text:p>
          </table:table-cell>
          <table:table-cell office:value-type="string">
            <text:p>TABLERO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ABSTRACT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ASTELLERS</text:p>
          </table:table-cell>
          <table:table-cell office:value-type="string">
            <text:p>CARTAS</text:p>
          </table:table-cell>
          <table:table-cell office:value-type="string">
            <text:p>2 A 4</text:p>
          </table:table-cell>
          <table:table-cell table:style-name="ce3" office:value-type="float" office:value="20">
            <text:p>20</text:p>
          </table:table-cell>
          <table:table-cell office:value-type="string">
            <text:p>COMBINACIONES</text:p>
          </table:table-cell>
          <table:table-cell office:value-type="string">
            <text:p>FILLER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ASTLECARDS</text:p>
          </table:table-cell>
          <table:table-cell office:value-type="string">
            <text:p>CARTAS</text:p>
          </table:table-cell>
          <table:table-cell office:value-type="string">
            <text:p>2 A 4</text:p>
          </table:table-cell>
          <table:table-cell table:style-name="ce3" office:value-type="float" office:value="30">
            <text:p>30</text:p>
          </table:table-cell>
          <table:table-cell office:value-type="string">
            <text:p>BATALLA</text:p>
          </table:table-cell>
          <table:table-cell office:value-type="string">
            <text:p>FILLER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ATAN STAR TREK</text:p>
          </table:table-cell>
          <table:table-cell office:value-type="string">
            <text:p>TABLERO</text:p>
          </table:table-cell>
          <table:table-cell office:value-type="string">
            <text:p>3 A 4</text:p>
          </table:table-cell>
          <table:table-cell table:style-name="ce3" office:value-type="float" office:value="90">
            <text:p>90</text:p>
          </table:table-cell>
          <table:table-cell office:value-type="string">
            <text:p>COMERCIAL</text:p>
          </table:table-cell>
          <table:table-cell office:value-type="string">
            <text:p>EUROGAME</text:p>
          </table:table-cell>
          <table:table-cell office:value-type="string">
            <text:p>PARA 3 O MAS</text:p>
          </table:table-cell>
        </table:table-row>
        <table:table-row table:style-name="ro2">
          <table:table-cell office:value-type="string">
            <text:p>CATEDRAL</text:p>
          </table:table-cell>
          <table:table-cell office:value-type="string">
            <text:p>TABLERO</text:p>
          </table:table-cell>
          <table:table-cell office:value-type="float" office:value="2">
            <text:p>2</text:p>
          </table:table-cell>
          <table:table-cell table:style-name="ce3" office:value-type="float" office:value="15">
            <text:p>15</text:p>
          </table:table-cell>
          <table:table-cell office:value-type="string">
            <text:p>ABSTRACTO</text:p>
          </table:table-cell>
          <table:table-cell office:value-type="string">
            <text:p>CARA A CAR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AVERNA CAVE VS CAVE</text:p>
          </table:table-cell>
          <table:table-cell office:value-type="string">
            <text:p>TABLERO</text:p>
          </table:table-cell>
          <table:table-cell office:value-type="float" office:value="2">
            <text:p>2</text:p>
          </table:table-cell>
          <table:table-cell table:style-name="ce3" office:value-type="float" office:value="45">
            <text:p>45</text:p>
          </table:table-cell>
          <table:table-cell office:value-type="string">
            <text:p>COLOCA.TRABAJADORES</text:p>
          </table:table-cell>
          <table:table-cell office:value-type="string">
            <text:p>EUROGAM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ELEBRITY</text:p>
          </table:table-cell>
          <table:table-cell office:value-type="string">
            <text:p>PREGUNTAS</text:p>
          </table:table-cell>
          <table:table-cell office:value-type="string">
            <text:p>2 A 4</text:p>
          </table:table-cell>
          <table:table-cell table:style-name="ce3" office:value-type="float" office:value="30">
            <text:p>30</text:p>
          </table:table-cell>
          <table:table-cell office:value-type="string">
            <text:p>DEDUCCION</text:p>
          </table:table-cell>
          <table:table-cell office:value-type="string">
            <text:p>PARTY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CINQUO</text:p>
          </table:table-cell>
          <table:table-cell office:value-type="string">
            <text:p>DADOS</text:p>
          </table:table-cell>
          <table:table-cell office:value-type="string">
            <text:p>1 A 6</text:p>
          </table:table-cell>
          <table:table-cell table:style-name="ce3" office:value-type="float" office:value="15">
            <text:p>15</text:p>
          </table:table-cell>
          <table:table-cell office:value-type="string">
            <text:p>COMBINACIONES</text:p>
          </table:table-cell>
          <table:table-cell office:value-type="string">
            <text:p>PART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IUDAD MACHIKORO</text:p>
          </table:table-cell>
          <table:table-cell office:value-type="string">
            <text:p>CARTAS</text:p>
          </table:table-cell>
          <table:table-cell office:value-type="string">
            <text:p>2 A 5</text:p>
          </table:table-cell>
          <table:table-cell table:style-name="ce3" office:value-type="float" office:value="30">
            <text:p>30</text:p>
          </table:table-cell>
          <table:table-cell office:value-type="string">
            <text:p>CIVILIZACION</text:p>
          </table:table-cell>
          <table:table-cell office:value-type="string">
            <text:p>EUROGAM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IUDADELAS</text:p>
          </table:table-cell>
          <table:table-cell office:value-type="string">
            <text:p>CARTAS</text:p>
          </table:table-cell>
          <table:table-cell office:value-type="string">
            <text:p>2 A 8</text:p>
          </table:table-cell>
          <table:table-cell table:style-name="ce3" office:value-type="float" office:value="60">
            <text:p>60</text:p>
          </table:table-cell>
          <table:table-cell office:value-type="string">
            <text:p>ROLES OCULTOS</text:p>
          </table:table-cell>
          <table:table-cell office:value-type="string">
            <text:p>FILLER</text:p>
          </table:table-cell>
          <table:table-cell office:value-type="string">
            <text:p>PARA 3 O MAS</text:p>
          </table:table-cell>
        </table:table-row>
        <table:table-row table:style-name="ro2">
          <table:table-cell office:value-type="string">
            <text:p>CLUEDO EDICION BARCELONA</text:p>
          </table:table-cell>
          <table:table-cell office:value-type="string">
            <text:p>TABLERO</text:p>
          </table:table-cell>
          <table:table-cell office:value-type="string">
            <text:p>2 A 6</text:p>
          </table:table-cell>
          <table:table-cell table:style-name="ce3" office:value-type="float" office:value="30">
            <text:p>30</text:p>
          </table:table-cell>
          <table:table-cell office:value-type="string">
            <text:p>DEDUCCION</text:p>
          </table:table-cell>
          <table:table-cell office:value-type="string">
            <text:p>FAMILIA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ODINCA</text:p>
          </table:table-cell>
          <table:table-cell office:value-type="string">
            <text:p>FITXES</text:p>
          </table:table-cell>
          <table:table-cell office:value-type="string">
            <text:p>2 A 4</text:p>
          </table:table-cell>
          <table:table-cell table:style-name="ce3" office:value-type="float" office:value="15">
            <text:p>15</text:p>
          </table:table-cell>
          <table:table-cell office:value-type="string">
            <text:p>ABSTRACTO</text:p>
          </table:table-cell>
          <table:table-cell office:value-type="string">
            <text:p>CARA A CAR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OLOR'YAM</text:p>
          </table:table-cell>
          <table:table-cell office:value-type="string">
            <text:p>DADOS</text:p>
          </table:table-cell>
          <table:table-cell office:value-type="string">
            <text:p>2 A 5</text:p>
          </table:table-cell>
          <table:table-cell table:style-name="ce3" office:value-type="float" office:value="20">
            <text:p>20</text:p>
          </table:table-cell>
          <table:table-cell office:value-type="string">
            <text:p>FUERZA TU SUERTE</text:p>
          </table:table-cell>
          <table:table-cell office:value-type="string">
            <text:p>PART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ONECTA 4 </text:p>
          </table:table-cell>
          <table:table-cell office:value-type="string">
            <text:p>TABLERO</text:p>
          </table:table-cell>
          <table:table-cell office:value-type="float" office:value="2">
            <text:p>2</text:p>
          </table:table-cell>
          <table:table-cell table:style-name="ce3" office:value-type="float" office:value="30">
            <text:p>30</text:p>
          </table:table-cell>
          <table:table-cell office:value-type="string">
            <text:p>ABSTRACTO</text:p>
          </table:table-cell>
          <table:table-cell office:value-type="string">
            <text:p>CARA A CAR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NFUSION</text:p>
          </table:table-cell>
          <table:table-cell office:value-type="string">
            <text:p>DADOS</text:p>
          </table:table-cell>
          <table:table-cell office:value-type="string">
            <text:p>2 A 5</text:p>
          </table:table-cell>
          <table:table-cell table:style-name="ce3" office:value-type="float" office:value="20">
            <text:p>20</text:p>
          </table:table-cell>
          <table:table-cell office:value-type="string">
            <text:p>REFLEJOS</text:p>
          </table:table-cell>
          <table:table-cell office:value-type="string">
            <text:p>FAMILIAR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RISIS</text:p>
          </table:table-cell>
          <table:table-cell office:value-type="string">
            <text:p>CARTAS</text:p>
          </table:table-cell>
          <table:table-cell office:value-type="string">
            <text:p>2 A 4</text:p>
          </table:table-cell>
          <table:table-cell table:style-name="ce3" office:value-type="float" office:value="45">
            <text:p>45</text:p>
          </table:table-cell>
          <table:table-cell office:value-type="string">
            <text:p>ECONOMICO</text:p>
          </table:table-cell>
          <table:table-cell office:value-type="string">
            <text:p>FILLER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RUZADA ESTELAR</text:p>
          </table:table-cell>
          <table:table-cell office:value-type="string">
            <text:p>TABLERO</text:p>
          </table:table-cell>
          <table:table-cell office:value-type="string">
            <text:p>2 A 4</text:p>
          </table:table-cell>
          <table:table-cell table:style-name="ce3" office:value-type="float" office:value="90">
            <text:p>90</text:p>
          </table:table-cell>
          <table:table-cell office:value-type="string">
            <text:p>MAZMORREO</text:p>
          </table:table-cell>
          <table:table-cell office:value-type="string">
            <text:p>AMERITRASH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CTHULHU DADOS</text:p>
          </table:table-cell>
          <table:table-cell office:value-type="string">
            <text:p>DADOS</text:p>
          </table:table-cell>
          <table:table-cell office:value-type="string">
            <text:p>2 O MAS</text:p>
          </table:table-cell>
          <table:table-cell table:style-name="ce3" office:value-type="float" office:value="15">
            <text:p>15</text:p>
          </table:table-cell>
          <table:table-cell office:value-type="string">
            <text:p>SUPERVIVENCIA</text:p>
          </table:table-cell>
          <table:table-cell office:value-type="string">
            <text:p>GRAN PART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HROMINO</text:p>
          </table:table-cell>
          <table:table-cell office:value-type="string">
            <text:p>FITXES</text:p>
          </table:table-cell>
          <table:table-cell office:value-type="string">
            <text:p>1 A 8</text:p>
          </table:table-cell>
          <table:table-cell table:style-name="ce3" office:value-type="float" office:value="15">
            <text:p>15</text:p>
          </table:table-cell>
          <table:table-cell office:value-type="string">
            <text:p>ABSTRACTO</text:p>
          </table:table-cell>
          <table:table-cell office:value-type="string">
            <text:p>FUNCIONA 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HUPACABRA</text:p>
          </table:table-cell>
          <table:table-cell office:value-type="string">
            <text:p>DADOS</text:p>
          </table:table-cell>
          <table:table-cell office:value-type="string">
            <text:p>2 A 4</text:p>
          </table:table-cell>
          <table:table-cell table:style-name="ce3" office:value-type="float" office:value="15">
            <text:p>15</text:p>
          </table:table-cell>
          <table:table-cell office:value-type="string">
            <text:p>SUPERVIVENCIA</text:p>
          </table:table-cell>
          <table:table-cell office:value-type="string">
            <text:p>FILLE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DADOS DE BALONCESTO</text:p>
          </table:table-cell>
          <table:table-cell office:value-type="string">
            <text:p>DADOS</text:p>
          </table:table-cell>
          <table:table-cell office:value-type="float" office:value="2">
            <text:p>2</text:p>
          </table:table-cell>
          <table:table-cell table:style-name="ce3" office:value-type="float" office:value="10">
            <text:p>10</text:p>
          </table:table-cell>
          <table:table-cell office:value-type="string">
            <text:p>COMPETICION</text:p>
          </table:table-cell>
          <table:table-cell office:value-type="string">
            <text:p>VIAJE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DADOS DE FUTBOL</text:p>
          </table:table-cell>
          <table:table-cell office:value-type="string">
            <text:p>DADOS</text:p>
          </table:table-cell>
          <table:table-cell office:value-type="float" office:value="2">
            <text:p>2</text:p>
          </table:table-cell>
          <table:table-cell table:style-name="ce3" office:value-type="float" office:value="10">
            <text:p>10</text:p>
          </table:table-cell>
          <table:table-cell office:value-type="string">
            <text:p>COMPETICION</text:p>
          </table:table-cell>
          <table:table-cell office:value-type="string">
            <text:p>VIAJE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DADOS DE GOLF</text:p>
          </table:table-cell>
          <table:table-cell office:value-type="string">
            <text:p>DADOS</text:p>
          </table:table-cell>
          <table:table-cell office:value-type="string">
            <text:p>2 O MAS</text:p>
          </table:table-cell>
          <table:table-cell table:style-name="ce3" office:value-type="float" office:value="10">
            <text:p>10</text:p>
          </table:table-cell>
          <table:table-cell office:value-type="string">
            <text:p>COMPETICION</text:p>
          </table:table-cell>
          <table:table-cell office:value-type="string">
            <text:p>VIAJ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ADOS ZOMBIE</text:p>
          </table:table-cell>
          <table:table-cell office:value-type="string">
            <text:p>DADOS</text:p>
          </table:table-cell>
          <table:table-cell office:value-type="string">
            <text:p>2 O MAS</text:p>
          </table:table-cell>
          <table:table-cell table:style-name="ce3" office:value-type="float" office:value="15">
            <text:p>15</text:p>
          </table:table-cell>
          <table:table-cell office:value-type="string">
            <text:p>FUERZA TU SUERTE</text:p>
          </table:table-cell>
          <table:table-cell office:value-type="string">
            <text:p>GRAN PART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ANGEONS AND DRAGONS (1 AMPLIACION)</text:p>
          </table:table-cell>
          <table:table-cell office:value-type="string">
            <text:p>TABLERO</text:p>
          </table:table-cell>
          <table:table-cell office:value-type="string">
            <text:p>2 A 5</text:p>
          </table:table-cell>
          <table:table-cell table:style-name="ce3" office:value-type="float" office:value="120">
            <text:p>120</text:p>
          </table:table-cell>
          <table:table-cell office:value-type="string">
            <text:p>MAZMORREO</text:p>
          </table:table-cell>
          <table:table-cell office:value-type="string">
            <text:p>AMERITRASH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DIAMANTES</text:p>
          </table:table-cell>
          <table:table-cell office:value-type="string">
            <text:p>CARTAS</text:p>
          </table:table-cell>
          <table:table-cell office:value-type="string">
            <text:p>3 A 8</text:p>
          </table:table-cell>
          <table:table-cell table:style-name="ce3" office:value-type="float" office:value="20">
            <text:p>20</text:p>
          </table:table-cell>
          <table:table-cell office:value-type="string">
            <text:p>FUERZA TU SUERTE</text:p>
          </table:table-cell>
          <table:table-cell office:value-type="string">
            <text:p>FILLER</text:p>
          </table:table-cell>
          <table:table-cell office:value-type="string">
            <text:p>PARA 3 O MAS</text:p>
          </table:table-cell>
        </table:table-row>
        <table:table-row table:style-name="ro2">
          <table:table-cell office:value-type="string">
            <text:p>DIARY OF GRECK</text:p>
          </table:table-cell>
          <table:table-cell office:value-type="string">
            <text:p>CARTAS</text:p>
          </table:table-cell>
          <table:table-cell office:value-type="string">
            <text:p>2 A 6</text:p>
          </table:table-cell>
          <table:table-cell table:style-name="ce3" office:value-type="float" office:value="20">
            <text:p>20</text:p>
          </table:table-cell>
          <table:table-cell office:value-type="string">
            <text:p>MENTIROSO</text:p>
          </table:table-cell>
          <table:table-cell office:value-type="string">
            <text:p>PARTY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DIAVOLO</text:p>
          </table:table-cell>
          <table:table-cell office:value-type="string">
            <text:p>DADOS</text:p>
          </table:table-cell>
          <table:table-cell office:value-type="string">
            <text:p>2 A 6</text:p>
          </table:table-cell>
          <table:table-cell table:style-name="ce3" office:value-type="float" office:value="15">
            <text:p>15</text:p>
          </table:table-cell>
          <table:table-cell office:value-type="string">
            <text:p>REFLEJOS</text:p>
          </table:table-cell>
          <table:table-cell office:value-type="string">
            <text:p>VIAJ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DIC DICE</text:p>
          </table:table-cell>
          <table:table-cell office:value-type="string">
            <text:p>DADOS</text:p>
          </table:table-cell>
          <table:table-cell office:value-type="string">
            <text:p>3 O MAS</text:p>
          </table:table-cell>
          <table:table-cell table:style-name="ce3" office:value-type="float" office:value="15">
            <text:p>15</text:p>
          </table:table-cell>
          <table:table-cell office:value-type="string">
            <text:p>SUPERVIVENCIA</text:p>
          </table:table-cell>
          <table:table-cell office:value-type="string">
            <text:p>GRAN PART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ICCIOPINTA</text:p>
          </table:table-cell>
          <table:table-cell office:value-type="string">
            <text:p>TABLERO</text:p>
          </table:table-cell>
          <table:table-cell office:value-type="string">
            <text:p>3 A 16</text:p>
          </table:table-cell>
          <table:table-cell table:style-name="ce3" office:value-type="float" office:value="60">
            <text:p>60</text:p>
          </table:table-cell>
          <table:table-cell office:value-type="string">
            <text:p>DIBUJAR</text:p>
          </table:table-cell>
          <table:table-cell office:value-type="string">
            <text:p>GRAN PARTY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DICE FORGE</text:p>
          </table:table-cell>
          <table:table-cell office:value-type="string">
            <text:p>TABLERO</text:p>
          </table:table-cell>
          <table:table-cell office:value-type="string">
            <text:p>2 A 4</text:p>
          </table:table-cell>
          <table:table-cell table:style-name="ce3" office:value-type="float" office:value="45">
            <text:p>45</text:p>
          </table:table-cell>
          <table:table-cell office:value-type="string">
            <text:p>GESTION MANO</text:p>
          </table:table-cell>
          <table:table-cell office:value-type="string">
            <text:p>EUROGAM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INERO FACIL</text:p>
          </table:table-cell>
          <table:table-cell office:value-type="string">
            <text:p>TABLERO</text:p>
          </table:table-cell>
          <table:table-cell office:value-type="string">
            <text:p>2 A 4</text:p>
          </table:table-cell>
          <table:table-cell table:style-name="ce3" office:value-type="float" office:value="60">
            <text:p>60</text:p>
          </table:table-cell>
          <table:table-cell office:value-type="string">
            <text:p>ECONOMICO</text:p>
          </table:table-cell>
          <table:table-cell office:value-type="string">
            <text:p>FAMILIAR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DRACHEN SCHATTEN</text:p>
          </table:table-cell>
          <table:table-cell office:value-type="string">
            <text:p>CARTAS</text:p>
          </table:table-cell>
          <table:table-cell office:value-type="string">
            <text:p>2 A 4</text:p>
          </table:table-cell>
          <table:table-cell table:style-name="ce3" office:value-type="float" office:value="20">
            <text:p>20</text:p>
          </table:table-cell>
          <table:table-cell office:value-type="string">
            <text:p>CARRERA </text:p>
          </table:table-cell>
          <table:table-cell office:value-type="string">
            <text:p>FILLE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DRAGONS</text:p>
          </table:table-cell>
          <table:table-cell office:value-type="string">
            <text:p>CARTAS</text:p>
          </table:table-cell>
          <table:table-cell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office:value-type="string">
            <text:p>ABSTRACTO</text:p>
          </table:table-cell>
          <table:table-cell office:value-type="string">
            <text:p>VIAJ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DUNGEON ROLL</text:p>
          </table:table-cell>
          <table:table-cell office:value-type="string">
            <text:p>DADOS</text:p>
          </table:table-cell>
          <table:table-cell office:value-type="string">
            <text:p>1 A 4</text:p>
          </table:table-cell>
          <table:table-cell table:style-name="ce3" office:value-type="float" office:value="30">
            <text:p>30</text:p>
          </table:table-cell>
          <table:table-cell office:value-type="string">
            <text:p>FUERZA TU SUERTE</text:p>
          </table:table-cell>
          <table:table-cell office:value-type="string">
            <text:p>FILLER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EL CASERO</text:p>
          </table:table-cell>
          <table:table-cell office:value-type="string">
            <text:p>CARTAS</text:p>
          </table:table-cell>
          <table:table-cell office:value-type="string">
            <text:p>2 A 6</text:p>
          </table:table-cell>
          <table:table-cell table:style-name="ce3" office:value-type="float" office:value="45">
            <text:p>45</text:p>
          </table:table-cell>
          <table:table-cell office:value-type="string">
            <text:p>CONSTRUCCION</text:p>
          </table:table-cell>
          <table:table-cell office:value-type="string">
            <text:p>FILLER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EL GRAN DALMUTI</text:p>
          </table:table-cell>
          <table:table-cell office:value-type="string">
            <text:p>CARTAS</text:p>
          </table:table-cell>
          <table:table-cell office:value-type="string">
            <text:p>4 A 8 </text:p>
          </table:table-cell>
          <table:table-cell table:style-name="ce3" office:value-type="float" office:value="90">
            <text:p>90</text:p>
          </table:table-cell>
          <table:table-cell office:value-type="string">
            <text:p>GESTION MANO</text:p>
          </table:table-cell>
          <table:table-cell office:value-type="string">
            <text:p>GRAN PART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L HOBBIT </text:p>
          </table:table-cell>
          <table:table-cell office:value-type="string">
            <text:p>CARTAS</text:p>
          </table:table-cell>
          <table:table-cell office:value-type="string">
            <text:p>2 A 5</text:p>
          </table:table-cell>
          <table:table-cell table:style-name="ce3" office:value-type="float" office:value="30">
            <text:p>30</text:p>
          </table:table-cell>
          <table:table-cell office:value-type="string">
            <text:p>GESTION MANO</text:p>
          </table:table-cell>
          <table:table-cell office:value-type="string">
            <text:p>PART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L ORACULO DE DELFOS</text:p>
          </table:table-cell>
          <table:table-cell office:value-type="string">
            <text:p>TABLERO</text:p>
          </table:table-cell>
          <table:table-cell office:value-type="string">
            <text:p>2 A 4</text:p>
          </table:table-cell>
          <table:table-cell table:style-name="ce3" office:value-type="float" office:value="60">
            <text:p>60</text:p>
          </table:table-cell>
          <table:table-cell office:value-type="string">
            <text:p>CONTROL AREA</text:p>
          </table:table-cell>
          <table:table-cell office:value-type="string">
            <text:p>EUROGAM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L TESORO DE ISLA TORTUGA</text:p>
          </table:table-cell>
          <table:table-cell office:value-type="string">
            <text:p>CARTAS</text:p>
          </table:table-cell>
          <table:table-cell office:value-type="string">
            <text:p>2 A 5</text:p>
          </table:table-cell>
          <table:table-cell table:style-name="ce3" office:value-type="float" office:value="20">
            <text:p>20</text:p>
          </table:table-cell>
          <table:table-cell office:value-type="string">
            <text:p>COMBINACIONES</text:p>
          </table:table-cell>
          <table:table-cell office:value-type="string">
            <text:p>FILLER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L VALLE DE LOS REYES</text:p>
          </table:table-cell>
          <table:table-cell office:value-type="string">
            <text:p>CARTAS</text:p>
          </table:table-cell>
          <table:table-cell office:value-type="string">
            <text:p>2 A 4</text:p>
          </table:table-cell>
          <table:table-cell table:style-name="ce3" office:value-type="float" office:value="45">
            <text:p>45</text:p>
          </table:table-cell>
          <table:table-cell office:value-type="string">
            <text:p>GESTION MANO</text:p>
          </table:table-cell>
          <table:table-cell office:value-type="string">
            <text:p>EUROGAM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LFENLAND de luxe</text:p>
          </table:table-cell>
          <table:table-cell office:value-type="string">
            <text:p>TABLERO</text:p>
          </table:table-cell>
          <table:table-cell office:value-type="string">
            <text:p>2 A 6</text:p>
          </table:table-cell>
          <table:table-cell table:style-name="ce3" office:value-type="float" office:value="60">
            <text:p>60</text:p>
          </table:table-cell>
          <table:table-cell office:value-type="string">
            <text:p>CONTROL AREA</text:p>
          </table:table-cell>
          <table:table-cell office:value-type="string">
            <text:p>EUROGAM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UREKA</text:p>
          </table:table-cell>
          <table:table-cell office:value-type="string">
            <text:p>TABLERO</text:p>
          </table:table-cell>
          <table:table-cell office:value-type="string">
            <text:p>4 O MAS</text:p>
          </table:table-cell>
          <table:table-cell table:style-name="ce3" office:value-type="float" office:value="60">
            <text:p>60</text:p>
          </table:table-cell>
          <table:table-cell office:value-type="string">
            <text:p>DEDUCCION</text:p>
          </table:table-cell>
          <table:table-cell office:value-type="string">
            <text:p>GRAN PART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EXPLORADORES</text:p>
          </table:table-cell>
          <table:table-cell office:value-type="string">
            <text:p>CARTAS</text:p>
          </table:table-cell>
          <table:table-cell office:value-type="float" office:value="2">
            <text:p>2</text:p>
          </table:table-cell>
          <table:table-cell table:style-name="ce3" office:value-type="float" office:value="45">
            <text:p>45</text:p>
          </table:table-cell>
          <table:table-cell office:value-type="string">
            <text:p>FAMILIAS</text:p>
          </table:table-cell>
          <table:table-cell office:value-type="string">
            <text:p>CARA A CAR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FAMIGLIA</text:p>
          </table:table-cell>
          <table:table-cell office:value-type="string">
            <text:p>CARTAS</text:p>
          </table:table-cell>
          <table:table-cell office:value-type="float" office:value="2">
            <text:p>2</text:p>
          </table:table-cell>
          <table:table-cell table:style-name="ce3" office:value-type="float" office:value="30">
            <text:p>30</text:p>
          </table:table-cell>
          <table:table-cell office:value-type="string">
            <text:p>GESTION MANO</text:p>
          </table:table-cell>
          <table:table-cell office:value-type="string">
            <text:p>CARA A CAR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FARKLE</text:p>
          </table:table-cell>
          <table:table-cell office:value-type="string">
            <text:p>DADOS</text:p>
          </table:table-cell>
          <table:table-cell office:value-type="string">
            <text:p>2 O MAS</text:p>
          </table:table-cell>
          <table:table-cell table:style-name="ce3" office:value-type="float" office:value="20">
            <text:p>20</text:p>
          </table:table-cell>
          <table:table-cell office:value-type="string">
            <text:p>COMBINACIONES</text:p>
          </table:table-cell>
          <table:table-cell office:value-type="string">
            <text:p>GRAN PART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FIN DE MES</text:p>
          </table:table-cell>
          <table:table-cell office:value-type="string">
            <text:p>TABLERO</text:p>
          </table:table-cell>
          <table:table-cell office:value-type="string">
            <text:p>2 A 6</text:p>
          </table:table-cell>
          <table:table-cell table:style-name="ce3" office:value-type="float" office:value="45">
            <text:p>45</text:p>
          </table:table-cell>
          <table:table-cell office:value-type="string">
            <text:p>ECONOMICO</text:p>
          </table:table-cell>
          <table:table-cell office:value-type="string">
            <text:p>FAMILIAR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LUXX</text:p>
          </table:table-cell>
          <table:table-cell office:value-type="string">
            <text:p>CARTAS</text:p>
          </table:table-cell>
          <table:table-cell office:value-type="string">
            <text:p>2 A 6 </text:p>
          </table:table-cell>
          <table:table-cell table:style-name="ce3" office:value-type="float" office:value="30">
            <text:p>30</text:p>
          </table:table-cell>
          <table:table-cell office:value-type="string">
            <text:p>GESTION MANO</text:p>
          </table:table-cell>
          <table:table-cell office:value-type="string">
            <text:p>PARTY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FORMULA D</text:p>
          </table:table-cell>
          <table:table-cell office:value-type="string">
            <text:p>TABLERO</text:p>
          </table:table-cell>
          <table:table-cell office:value-type="string">
            <text:p>2 A 10</text:p>
          </table:table-cell>
          <table:table-cell table:style-name="ce3" office:value-type="float" office:value="60">
            <text:p>60</text:p>
          </table:table-cell>
          <table:table-cell office:value-type="string">
            <text:p>CARRERA </text:p>
          </table:table-cell>
          <table:table-cell office:value-type="string">
            <text:p>GRAN PART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UJI FLUSH</text:p>
          </table:table-cell>
          <table:table-cell office:value-type="string">
            <text:p>CARTAS</text:p>
          </table:table-cell>
          <table:table-cell office:value-type="string">
            <text:p>3 A 8</text:p>
          </table:table-cell>
          <table:table-cell table:style-name="ce3" office:value-type="float" office:value="15">
            <text:p>15</text:p>
          </table:table-cell>
          <table:table-cell office:value-type="string">
            <text:p>GESTION MANO</text:p>
          </table:table-cell>
          <table:table-cell office:value-type="string">
            <text:p>GRAN PART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AME OF TRAINS</text:p>
          </table:table-cell>
          <table:table-cell office:value-type="string">
            <text:p>CARTAS</text:p>
          </table:table-cell>
          <table:table-cell office:value-type="string">
            <text:p>2 A 4</text:p>
          </table:table-cell>
          <table:table-cell table:style-name="ce3" office:value-type="float" office:value="20">
            <text:p>20</text:p>
          </table:table-cell>
          <table:table-cell office:value-type="string">
            <text:p>ORDENAR</text:p>
          </table:table-cell>
          <table:table-cell office:value-type="string">
            <text:p>FILLE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GESTOS</text:p>
          </table:table-cell>
          <table:table-cell office:value-type="string">
            <text:p>CARTAS</text:p>
          </table:table-cell>
          <table:table-cell office:value-type="string">
            <text:p>4 O MAS</text:p>
          </table:table-cell>
          <table:table-cell table:style-name="ce3" office:value-type="float" office:value="60">
            <text:p>60</text:p>
          </table:table-cell>
          <table:table-cell office:value-type="string">
            <text:p>MIMICA</text:p>
          </table:table-cell>
          <table:table-cell office:value-type="string">
            <text:p>GRAN PART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OBB'IT</text:p>
          </table:table-cell>
          <table:table-cell office:value-type="string">
            <text:p>CARTAS</text:p>
          </table:table-cell>
          <table:table-cell office:value-type="string">
            <text:p>3 A 8</text:p>
          </table:table-cell>
          <table:table-cell table:style-name="ce3" office:value-type="float" office:value="15">
            <text:p>15</text:p>
          </table:table-cell>
          <table:table-cell office:value-type="string">
            <text:p>REFLEJOS</text:p>
          </table:table-cell>
          <table:table-cell office:value-type="string">
            <text:p>GRAN PART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RAND HOTEL AUSTRIA</text:p>
          </table:table-cell>
          <table:table-cell office:value-type="string">
            <text:p>TABLERO</text:p>
          </table:table-cell>
          <table:table-cell office:value-type="string">
            <text:p>2 A 4</text:p>
          </table:table-cell>
          <table:table-cell table:style-name="ce3" office:value-type="float" office:value="120">
            <text:p>120</text:p>
          </table:table-cell>
          <table:table-cell office:value-type="string">
            <text:p>COLOCA.TRABAJADORES</text:p>
          </table:table-cell>
          <table:table-cell office:value-type="string">
            <text:p>EUROGAM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REAT WEST TRAIL</text:p>
          </table:table-cell>
          <table:table-cell office:value-type="string">
            <text:p>TABLERO</text:p>
          </table:table-cell>
          <table:table-cell office:value-type="string">
            <text:p>2 A 4</text:p>
          </table:table-cell>
          <table:table-cell table:style-name="ce3" office:value-type="float" office:value="150">
            <text:p>150</text:p>
          </table:table-cell>
          <table:table-cell office:value-type="string">
            <text:p>GESTION RECURSOS</text:p>
          </table:table-cell>
          <table:table-cell office:value-type="string">
            <text:p>EUROGAM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UERRA DE LETRAS</text:p>
          </table:table-cell>
          <table:table-cell office:value-type="string">
            <text:p>PALABRAS</text:p>
          </table:table-cell>
          <table:table-cell office:value-type="float" office:value="2">
            <text:p>2</text:p>
          </table:table-cell>
          <table:table-cell table:style-name="ce3" office:value-type="float" office:value="30">
            <text:p>30</text:p>
          </table:table-cell>
          <table:table-cell office:value-type="string">
            <text:p>PALABRAS</text:p>
          </table:table-cell>
          <table:table-cell office:value-type="string">
            <text:p>CARA A CARA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HANABI</text:p>
          </table:table-cell>
          <table:table-cell office:value-type="string">
            <text:p>CARTAS</text:p>
          </table:table-cell>
          <table:table-cell office:value-type="string">
            <text:p>2 A 5</text:p>
          </table:table-cell>
          <table:table-cell table:style-name="ce3" office:value-type="float" office:value="30">
            <text:p>30</text:p>
          </table:table-cell>
          <table:table-cell office:value-type="string">
            <text:p>COOPERATIVO</text:p>
          </table:table-cell>
          <table:table-cell office:value-type="string">
            <text:p>PARTY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ARRY POTTER pasadizos secretos </text:p>
          </table:table-cell>
          <table:table-cell office:value-type="string">
            <text:p>TABLERO</text:p>
          </table:table-cell>
          <table:table-cell office:value-type="string">
            <text:p>3 A 6 </text:p>
          </table:table-cell>
          <table:table-cell table:style-name="ce3" office:value-type="float" office:value="45">
            <text:p>45</text:p>
          </table:table-cell>
          <table:table-cell office:value-type="string">
            <text:p>DEDUCCION</text:p>
          </table:table-cell>
          <table:table-cell office:value-type="string">
            <text:p>FAMILIAR</text:p>
          </table:table-cell>
          <table:table-cell office:value-type="string">
            <text:p>PARA 3 O MAS</text:p>
          </table:table-cell>
        </table:table-row>
        <table:table-row table:style-name="ro2">
          <table:table-cell office:value-type="string">
            <text:p>HERO QUEST</text:p>
          </table:table-cell>
          <table:table-cell office:value-type="string">
            <text:p>TABLERO</text:p>
          </table:table-cell>
          <table:table-cell office:value-type="string">
            <text:p>2 A 5</text:p>
          </table:table-cell>
          <table:table-cell table:style-name="ce3" office:value-type="float" office:value="90">
            <text:p>90</text:p>
          </table:table-cell>
          <table:table-cell office:value-type="string">
            <text:p>MAZMORREO</text:p>
          </table:table-cell>
          <table:table-cell office:value-type="string">
            <text:p>AMERITRASH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HEROSCAPE</text:p>
          </table:table-cell>
          <table:table-cell office:value-type="string">
            <text:p>TABLERO</text:p>
          </table:table-cell>
          <table:table-cell office:value-type="string">
            <text:p>2 O MAS</text:p>
          </table:table-cell>
          <table:table-cell table:style-name="ce3" office:value-type="float" office:value="120">
            <text:p>120</text:p>
          </table:table-cell>
          <table:table-cell office:value-type="string">
            <text:p>WARGAME</text:p>
          </table:table-cell>
          <table:table-cell office:value-type="string">
            <text:p>AMERITRASH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HIVE POCKET</text:p>
          </table:table-cell>
          <table:table-cell office:value-type="string">
            <text:p>FITXES</text:p>
          </table:table-cell>
          <table:table-cell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office:value-type="string">
            <text:p>ABSTRACTO</text:p>
          </table:table-cell>
          <table:table-cell office:value-type="string">
            <text:p>CARA A CAR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HOLMES SHERLOCK AND MYCROFT</text:p>
          </table:table-cell>
          <table:table-cell office:value-type="string">
            <text:p>CARTAS</text:p>
          </table:table-cell>
          <table:table-cell office:value-type="float" office:value="2">
            <text:p>2</text:p>
          </table:table-cell>
          <table:table-cell table:style-name="ce3" office:value-type="float" office:value="30">
            <text:p>30</text:p>
          </table:table-cell>
          <table:table-cell office:value-type="string">
            <text:p>GESTION MANO</text:p>
          </table:table-cell>
          <table:table-cell office:value-type="string">
            <text:p>CARA A CAR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HOMBRES MARTE Y MUJERES VENUS</text:p>
          </table:table-cell>
          <table:table-cell office:value-type="string">
            <text:p>TABLERO</text:p>
          </table:table-cell>
          <table:table-cell office:value-type="string">
            <text:p>2 O MAS</text:p>
          </table:table-cell>
          <table:table-cell table:style-name="ce3" office:value-type="float" office:value="60">
            <text:p>60</text:p>
          </table:table-cell>
          <table:table-cell office:value-type="string">
            <text:p>PRUEBAS</text:p>
          </table:table-cell>
          <table:table-cell office:value-type="string">
            <text:p>GRAN PART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HONSHU</text:p>
          </table:table-cell>
          <table:table-cell office:value-type="string">
            <text:p>CARTAS</text:p>
          </table:table-cell>
          <table:table-cell office:value-type="string">
            <text:p>2 A 5</text:p>
          </table:table-cell>
          <table:table-cell table:style-name="ce3" office:value-type="float" office:value="30">
            <text:p>30</text:p>
          </table:table-cell>
          <table:table-cell office:value-type="string">
            <text:p>ABSTRACTO</text:p>
          </table:table-cell>
          <table:table-cell office:value-type="string">
            <text:p>FILLER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HOSTAGE NEGOTIATOR</text:p>
          </table:table-cell>
          <table:table-cell office:value-type="string">
            <text:p>CARTAS</text:p>
          </table:table-cell>
          <table:table-cell office:value-type="float" office:value="1">
            <text:p>1</text:p>
          </table:table-cell>
          <table:table-cell table:style-name="ce3" office:value-type="float" office:value="30">
            <text:p>30</text:p>
          </table:table-cell>
          <table:table-cell office:value-type="string">
            <text:p>NEGOCIACION</text:p>
          </table:table-cell>
          <table:table-cell office:value-type="string">
            <text:p>AMERITRAS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HOTEL</text:p>
          </table:table-cell>
          <table:table-cell office:value-type="string">
            <text:p>TABLERO</text:p>
          </table:table-cell>
          <table:table-cell office:value-type="string">
            <text:p>2 A 4</text:p>
          </table:table-cell>
          <table:table-cell table:style-name="ce3" office:value-type="float" office:value="60">
            <text:p>60</text:p>
          </table:table-cell>
          <table:table-cell office:value-type="string">
            <text:p>ECONOMICO</text:p>
          </table:table-cell>
          <table:table-cell office:value-type="string">
            <text:p>FAMILIAR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HUNDIR LA FLOTA</text:p>
          </table:table-cell>
          <table:table-cell office:value-type="string">
            <text:p>TABLERO</text:p>
          </table:table-cell>
          <table:table-cell office:value-type="float" office:value="2">
            <text:p>2</text:p>
          </table:table-cell>
          <table:table-cell table:style-name="ce3" office:value-type="float" office:value="45">
            <text:p>45</text:p>
          </table:table-cell>
          <table:table-cell office:value-type="string">
            <text:p>ABSTRACTO</text:p>
          </table:table-cell>
          <table:table-cell office:value-type="string">
            <text:p>VIAJ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GNITO</text:p>
          </table:table-cell>
          <table:table-cell office:value-type="string">
            <text:p>TABLERO</text:p>
          </table:table-cell>
          <table:table-cell office:value-type="string">
            <text:p>3 A 4</text:p>
          </table:table-cell>
          <table:table-cell table:style-name="ce3" office:value-type="float" office:value="60">
            <text:p>60</text:p>
          </table:table-cell>
          <table:table-cell office:value-type="string">
            <text:p>IDENTIDADES OCULTAS</text:p>
          </table:table-cell>
          <table:table-cell office:value-type="string">
            <text:p>FAMILIAR</text:p>
          </table:table-cell>
          <table:table-cell office:value-type="string">
            <text:p>PARA 3 O MAS</text:p>
          </table:table-cell>
        </table:table-row>
        <table:table-row table:style-name="ro2">
          <table:table-cell office:value-type="string">
            <text:p>INDIANA JONES DVD</text:p>
          </table:table-cell>
          <table:table-cell office:value-type="string">
            <text:p>LOSETAS</text:p>
          </table:table-cell>
          <table:table-cell office:value-type="string">
            <text:p>2 A 4</text:p>
          </table:table-cell>
          <table:table-cell table:style-name="ce3" office:value-type="float" office:value="30">
            <text:p>30</text:p>
          </table:table-cell>
          <table:table-cell office:value-type="string">
            <text:p>CARRERA </text:p>
          </table:table-cell>
          <table:table-cell office:value-type="string">
            <text:p>FAMILIAR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INICIALES</text:p>
          </table:table-cell>
          <table:table-cell office:value-type="string">
            <text:p>TABLERO</text:p>
          </table:table-cell>
          <table:table-cell office:value-type="string">
            <text:p>2 A 4</text:p>
          </table:table-cell>
          <table:table-cell table:style-name="ce3" office:value-type="float" office:value="60">
            <text:p>60</text:p>
          </table:table-cell>
          <table:table-cell office:value-type="string">
            <text:p>PALABRAS</text:p>
          </table:table-cell>
          <table:table-cell office:value-type="string">
            <text:p>FAMILIA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JENGA</text:p>
          </table:table-cell>
          <table:table-cell office:value-type="string">
            <text:p>PIEZAS</text:p>
          </table:table-cell>
          <table:table-cell office:value-type="string">
            <text:p>2 O MAS</text:p>
          </table:table-cell>
          <table:table-cell table:style-name="ce3" office:value-type="float" office:value="10">
            <text:p>10</text:p>
          </table:table-cell>
          <table:table-cell office:value-type="string">
            <text:p>HABILIDAD</text:p>
          </table:table-cell>
          <table:table-cell office:value-type="string">
            <text:p>GRAN PART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UNGLE SPEED RABBIDS</text:p>
          </table:table-cell>
          <table:table-cell office:value-type="string">
            <text:p>CARTAS</text:p>
          </table:table-cell>
          <table:table-cell office:value-type="string">
            <text:p>2 A 10</text:p>
          </table:table-cell>
          <table:table-cell table:style-name="ce3" office:value-type="float" office:value="15">
            <text:p>15</text:p>
          </table:table-cell>
          <table:table-cell office:value-type="string">
            <text:p>REFLEJOS</text:p>
          </table:table-cell>
          <table:table-cell office:value-type="string">
            <text:p>GRAN PARTY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KAMISADO POCKET</text:p>
          </table:table-cell>
          <table:table-cell office:value-type="string">
            <text:p>TABLERO</text:p>
          </table:table-cell>
          <table:table-cell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office:value-type="string">
            <text:p>ABSTRACTO</text:p>
          </table:table-cell>
          <table:table-cell office:value-type="string">
            <text:p>CARA A CAR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KANJI BATTLE</text:p>
          </table:table-cell>
          <table:table-cell office:value-type="string">
            <text:p>CARTAS</text:p>
          </table:table-cell>
          <table:table-cell office:value-type="string">
            <text:p>2 A 6</text:p>
          </table:table-cell>
          <table:table-cell table:style-name="ce3" office:value-type="float" office:value="60">
            <text:p>60</text:p>
          </table:table-cell>
          <table:table-cell office:value-type="string">
            <text:p>GESTION MANO</text:p>
          </table:table-cell>
          <table:table-cell office:value-type="string">
            <text:p>PART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KORSAR</text:p>
          </table:table-cell>
          <table:table-cell office:value-type="string">
            <text:p>CARTAS</text:p>
          </table:table-cell>
          <table:table-cell office:value-type="string">
            <text:p>2 A 6</text:p>
          </table:table-cell>
          <table:table-cell table:style-name="ce3" office:value-type="float" office:value="20">
            <text:p>20</text:p>
          </table:table-cell>
          <table:table-cell office:value-type="string">
            <text:p>GESTION MANO</text:p>
          </table:table-cell>
          <table:table-cell office:value-type="string">
            <text:p>FILLER</text:p>
          </table:table-cell>
          <table:table-cell office:value-type="string">
            <text:p>PARA 3 O MAS</text:p>
          </table:table-cell>
        </table:table-row>
        <table:table-row table:style-name="ro2">
          <table:table-cell office:value-type="string">
            <text:p>KYTTI PAW</text:p>
          </table:table-cell>
          <table:table-cell office:value-type="string">
            <text:p>CARTAS</text:p>
          </table:table-cell>
          <table:table-cell office:value-type="string">
            <text:p>1 A 4</text:p>
          </table:table-cell>
          <table:table-cell table:style-name="ce3" office:value-type="float" office:value="15">
            <text:p>15</text:p>
          </table:table-cell>
          <table:table-cell office:value-type="string">
            <text:p>VISION ESPACIAL</text:p>
          </table:table-cell>
          <table:table-cell office:value-type="string">
            <text:p>FILLE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LA ALDEA DEL TERROR</text:p>
          </table:table-cell>
          <table:table-cell office:value-type="string">
            <text:p>TABLERO</text:p>
          </table:table-cell>
          <table:table-cell office:value-type="string">
            <text:p>2 A 5</text:p>
          </table:table-cell>
          <table:table-cell table:style-name="ce3" office:value-type="float" office:value="60">
            <text:p>60</text:p>
          </table:table-cell>
          <table:table-cell office:value-type="string">
            <text:p>MAZMORREO</text:p>
          </table:table-cell>
          <table:table-cell office:value-type="string">
            <text:p>AMERITRASH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LA HERENCIA DE TIA AGATHA</text:p>
          </table:table-cell>
          <table:table-cell office:value-type="string">
            <text:p>TABLERO</text:p>
          </table:table-cell>
          <table:table-cell office:value-type="string">
            <text:p>2 A 4</text:p>
          </table:table-cell>
          <table:table-cell table:style-name="ce3" office:value-type="float" office:value="30">
            <text:p>30</text:p>
          </table:table-cell>
          <table:table-cell office:value-type="string">
            <text:p>DEDUCCION</text:p>
          </table:table-cell>
          <table:table-cell office:value-type="string">
            <text:p>FAMILIAR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A ISLA DE SKYE</text:p>
          </table:table-cell>
          <table:table-cell office:value-type="string">
            <text:p>LOSETAS</text:p>
          </table:table-cell>
          <table:table-cell office:value-type="string">
            <text:p>2 A 5</text:p>
          </table:table-cell>
          <table:table-cell table:style-name="ce3" office:value-type="float" office:value="60">
            <text:p>60</text:p>
          </table:table-cell>
          <table:table-cell office:value-type="string">
            <text:p>CONTROL AREA</text:p>
          </table:table-cell>
          <table:table-cell office:value-type="string">
            <text:p>EUROGAM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A ISLA PROHIBIDA</text:p>
          </table:table-cell>
          <table:table-cell office:value-type="string">
            <text:p>LOSETAS</text:p>
          </table:table-cell>
          <table:table-cell office:value-type="string">
            <text:p>2 A 4</text:p>
          </table:table-cell>
          <table:table-cell table:style-name="ce3" office:value-type="float" office:value="30">
            <text:p>30</text:p>
          </table:table-cell>
          <table:table-cell office:value-type="string">
            <text:p>COOPERATIVO</text:p>
          </table:table-cell>
          <table:table-cell office:value-type="string">
            <text:p>FUNCIONA 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LA MONTAÑA DE LA LOCURA</text:p>
          </table:table-cell>
          <table:table-cell office:value-type="string">
            <text:p>TABLERO</text:p>
          </table:table-cell>
          <table:table-cell office:value-type="string">
            <text:p>1 A 5</text:p>
          </table:table-cell>
          <table:table-cell table:style-name="ce3" office:value-type="float" office:value="30">
            <text:p>30</text:p>
          </table:table-cell>
          <table:table-cell office:value-type="string">
            <text:p>COOPERATIVO</text:p>
          </table:table-cell>
          <table:table-cell office:value-type="string">
            <text:p>FUNCIONA 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LA RUTA DEL DESCUBRIMIENTO</text:p>
          </table:table-cell>
          <table:table-cell office:value-type="string">
            <text:p>TABLERO</text:p>
          </table:table-cell>
          <table:table-cell office:value-type="string">
            <text:p>2 A 6</text:p>
          </table:table-cell>
          <table:table-cell table:style-name="ce3" office:value-type="float" office:value="120">
            <text:p>120</text:p>
          </table:table-cell>
          <table:table-cell office:value-type="string">
            <text:p>ECONOMICO</text:p>
          </table:table-cell>
          <table:table-cell office:value-type="string">
            <text:p>FAMILIAR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LA VUELTA AL MUNDO EN 80 DIAS</text:p>
          </table:table-cell>
          <table:table-cell office:value-type="string">
            <text:p>TABLERO</text:p>
          </table:table-cell>
          <table:table-cell office:value-type="string">
            <text:p>3 A 6 </text:p>
          </table:table-cell>
          <table:table-cell table:style-name="ce3" office:value-type="float" office:value="90">
            <text:p>90</text:p>
          </table:table-cell>
          <table:table-cell office:value-type="string">
            <text:p>CARRERA </text:p>
          </table:table-cell>
          <table:table-cell office:value-type="string">
            <text:p>PARTY</text:p>
          </table:table-cell>
          <table:table-cell office:value-type="string">
            <text:p>PARA 3 O MAS</text:p>
          </table:table-cell>
        </table:table-row>
        <table:table-row table:style-name="ro2">
          <table:table-cell office:value-type="string">
            <text:p>LABYRITH CARD travel</text:p>
          </table:table-cell>
          <table:table-cell office:value-type="string">
            <text:p>FITXES</text:p>
          </table:table-cell>
          <table:table-cell office:value-type="string">
            <text:p>2 A 6 </text:p>
          </table:table-cell>
          <table:table-cell table:style-name="ce3" office:value-type="float" office:value="20">
            <text:p>20</text:p>
          </table:table-cell>
          <table:table-cell office:value-type="string">
            <text:p>CONSTRUCCION</text:p>
          </table:table-cell>
          <table:table-cell office:value-type="string">
            <text:p>VIAJ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LE HAVRE PUERTO FLUVIAL</text:p>
          </table:table-cell>
          <table:table-cell office:value-type="string">
            <text:p>TABLERO</text:p>
          </table:table-cell>
          <table:table-cell office:value-type="float" office:value="2">
            <text:p>2</text:p>
          </table:table-cell>
          <table:table-cell table:style-name="ce3" office:value-type="float" office:value="30">
            <text:p>30</text:p>
          </table:table-cell>
          <table:table-cell office:value-type="string">
            <text:p>ECONOMICO</text:p>
          </table:table-cell>
          <table:table-cell office:value-type="string">
            <text:p>EUROGAM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IGRETTO DADOS</text:p>
          </table:table-cell>
          <table:table-cell office:value-type="string">
            <text:p>DADOS</text:p>
          </table:table-cell>
          <table:table-cell office:value-type="string">
            <text:p>2 A 4 </text:p>
          </table:table-cell>
          <table:table-cell table:style-name="ce3" office:value-type="float" office:value="20">
            <text:p>20</text:p>
          </table:table-cell>
          <table:table-cell office:value-type="string">
            <text:p>CARRERA </text:p>
          </table:table-cell>
          <table:table-cell office:value-type="string">
            <text:p>FAMILIAR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O ADIVINAS</text:p>
          </table:table-cell>
          <table:table-cell office:value-type="string">
            <text:p>PREGUNTAS</text:p>
          </table:table-cell>
          <table:table-cell office:value-type="string">
            <text:p>2 O MAS</text:p>
          </table:table-cell>
          <table:table-cell table:style-name="ce3" office:value-type="float" office:value="15">
            <text:p>15</text:p>
          </table:table-cell>
          <table:table-cell office:value-type="string">
            <text:p>PREGUNTAS</text:p>
          </table:table-cell>
          <table:table-cell office:value-type="string">
            <text:p>VIAJ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OCOS CRONONAUTAS</text:p>
          </table:table-cell>
          <table:table-cell office:value-type="string">
            <text:p>CARTAS</text:p>
          </table:table-cell>
          <table:table-cell office:value-type="string">
            <text:p>2 A 5</text:p>
          </table:table-cell>
          <table:table-cell table:style-name="ce3" office:value-type="float" office:value="15">
            <text:p>15</text:p>
          </table:table-cell>
          <table:table-cell office:value-type="string">
            <text:p>GESTION MANO</text:p>
          </table:table-cell>
          <table:table-cell office:value-type="string">
            <text:p>FILLER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ONDON AFTER MIDNIGHT</text:p>
          </table:table-cell>
          <table:table-cell office:value-type="string">
            <text:p>CARTAS</text:p>
          </table:table-cell>
          <table:table-cell office:value-type="string">
            <text:p>2 A 6 </text:p>
          </table:table-cell>
          <table:table-cell table:style-name="ce3" office:value-type="float" office:value="15">
            <text:p>15</text:p>
          </table:table-cell>
          <table:table-cell office:value-type="string">
            <text:p>ROLES OCULTOS</text:p>
          </table:table-cell>
          <table:table-cell office:value-type="string">
            <text:p>FILLE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LOS BANDITOS</text:p>
          </table:table-cell>
          <table:table-cell office:value-type="string">
            <text:p>DADOS</text:p>
          </table:table-cell>
          <table:table-cell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office:value-type="string">
            <text:p>FUERZA TU SUERTE</text:p>
          </table:table-cell>
          <table:table-cell office:value-type="string">
            <text:p>CARA A CARA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LOS COLONOS DE CATAN</text:p>
          </table:table-cell>
          <table:table-cell office:value-type="string">
            <text:p>DADOS</text:p>
          </table:table-cell>
          <table:table-cell office:value-type="string">
            <text:p>1 A 4</text:p>
          </table:table-cell>
          <table:table-cell table:style-name="ce3" office:value-type="float" office:value="30">
            <text:p>30</text:p>
          </table:table-cell>
          <table:table-cell office:value-type="string">
            <text:p>CONTROL AREA</text:p>
          </table:table-cell>
          <table:table-cell office:value-type="string">
            <text:p>VIAJ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LOS PILARES DE LA TIERRAS</text:p>
          </table:table-cell>
          <table:table-cell office:value-type="string">
            <text:p>TABLERO</text:p>
          </table:table-cell>
          <table:table-cell office:value-type="string">
            <text:p>2 A 4 </text:p>
          </table:table-cell>
          <table:table-cell table:style-name="ce3" office:value-type="float" office:value="120">
            <text:p>120</text:p>
          </table:table-cell>
          <table:table-cell office:value-type="string">
            <text:p>COLOCA.TRABAJADORES</text:p>
          </table:table-cell>
          <table:table-cell office:value-type="string">
            <text:p>EUROGAM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OS SIMPSONS ZAMPABOLLOS</text:p>
          </table:table-cell>
          <table:table-cell office:value-type="string">
            <text:p>CARTAS</text:p>
          </table:table-cell>
          <table:table-cell office:value-type="string">
            <text:p>2 O MAS</text:p>
          </table:table-cell>
          <table:table-cell table:style-name="ce3" office:value-type="float" office:value="20">
            <text:p>20</text:p>
          </table:table-cell>
          <table:table-cell office:value-type="string">
            <text:p>MAZOS</text:p>
          </table:table-cell>
          <table:table-cell office:value-type="string">
            <text:p>GRAN PART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OS VIAJES DE MARCO POLO</text:p>
          </table:table-cell>
          <table:table-cell office:value-type="string">
            <text:p>TABLERO</text:p>
          </table:table-cell>
          <table:table-cell office:value-type="string">
            <text:p>2 A 4</text:p>
          </table:table-cell>
          <table:table-cell table:style-name="ce3" office:value-type="float" office:value="100">
            <text:p>100</text:p>
          </table:table-cell>
          <table:table-cell office:value-type="string">
            <text:p>COLOCA.TRABAJADORES</text:p>
          </table:table-cell>
          <table:table-cell office:value-type="string">
            <text:p>EUROGAM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OVE LETTER</text:p>
          </table:table-cell>
          <table:table-cell office:value-type="string">
            <text:p>CARTAS</text:p>
          </table:table-cell>
          <table:table-cell office:value-type="string">
            <text:p>2 A 4</text:p>
          </table:table-cell>
          <table:table-cell table:style-name="ce3" office:value-type="float" office:value="20">
            <text:p>20</text:p>
          </table:table-cell>
          <table:table-cell office:value-type="string">
            <text:p>IDENTIDADES OCULTAS</text:p>
          </table:table-cell>
          <table:table-cell office:value-type="string">
            <text:p>PARTY</text:p>
          </table:table-cell>
          <table:table-cell office:value-type="string">
            <text:p>PARA 3 O MAS</text:p>
          </table:table-cell>
        </table:table-row>
        <table:table-row table:style-name="ro1">
          <table:table-cell office:value-type="string">
            <text:p>LUCKY LUKE y los bandidos y la dinamita</text:p>
          </table:table-cell>
          <table:table-cell office:value-type="string">
            <text:p>TABLERO</text:p>
          </table:table-cell>
          <table:table-cell office:value-type="string">
            <text:p>2 A 6 </text:p>
          </table:table-cell>
          <table:table-cell table:style-name="ce3" office:value-type="float" office:value="60">
            <text:p>60</text:p>
          </table:table-cell>
          <table:table-cell office:value-type="string">
            <text:p>COLECCION </text:p>
          </table:table-cell>
          <table:table-cell office:value-type="string">
            <text:p>FAMILIAR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GE KNIGHT</text:p>
          </table:table-cell>
          <table:table-cell office:value-type="string">
            <text:p>ROL</text:p>
          </table:table-cell>
          <table:table-cell office:value-type="string">
            <text:p>2 O EQUIPOS</text:p>
          </table:table-cell>
          <table:table-cell table:style-name="ce3" office:value-type="float" office:value="30">
            <text:p>30</text:p>
          </table:table-cell>
          <table:table-cell office:value-type="string">
            <text:p>ROLERO</text:p>
          </table:table-cell>
          <table:table-cell office:value-type="string">
            <text:p>AMERITRASH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HJONG</text:p>
          </table:table-cell>
          <table:table-cell office:value-type="string">
            <text:p>FITXES</text:p>
          </table:table-cell>
          <table:table-cell office:value-type="float" office:value="4">
            <text:p>4</text:p>
          </table:table-cell>
          <table:table-cell table:style-name="ce3" office:value-type="float" office:value="90">
            <text:p>90</text:p>
          </table:table-cell>
          <table:table-cell office:value-type="string">
            <text:p>ABSTRACTO</text:p>
          </table:table-cell>
          <table:table-cell office:value-type="string">
            <text:p>2 PAREJAS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MANCALA </text:p>
          </table:table-cell>
          <table:table-cell office:value-type="string">
            <text:p>FITXES</text:p>
          </table:table-cell>
          <table:table-cell office:value-type="float" office:value="2">
            <text:p>2</text:p>
          </table:table-cell>
          <table:table-cell table:style-name="ce3" office:value-type="float" office:value="15">
            <text:p>15</text:p>
          </table:table-cell>
          <table:table-cell office:value-type="string">
            <text:p>ABSTRACTO</text:p>
          </table:table-cell>
          <table:table-cell office:value-type="string">
            <text:p>VIAJE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ANDARIN</text:p>
          </table:table-cell>
          <table:table-cell office:value-type="string">
            <text:p>TABLERO</text:p>
          </table:table-cell>
          <table:table-cell office:value-type="string">
            <text:p>3 A 5</text:p>
          </table:table-cell>
          <table:table-cell table:style-name="ce3" office:value-type="float" office:value="45">
            <text:p>45</text:p>
          </table:table-cell>
          <table:table-cell office:value-type="string">
            <text:p>COLECCION </text:p>
          </table:table-cell>
          <table:table-cell office:value-type="string">
            <text:p>FAMILIAR</text:p>
          </table:table-cell>
          <table:table-cell office:value-type="string">
            <text:p>PARA 3 O MAS</text:p>
          </table:table-cell>
        </table:table-row>
        <table:table-row table:style-name="ro2">
          <table:table-cell office:value-type="string">
            <text:p>MARTIAN DICE</text:p>
          </table:table-cell>
          <table:table-cell office:value-type="string">
            <text:p>DADOS</text:p>
          </table:table-cell>
          <table:table-cell office:value-type="string">
            <text:p>2 O MAS</text:p>
          </table:table-cell>
          <table:table-cell table:style-name="ce3" office:value-type="float" office:value="15">
            <text:p>15</text:p>
          </table:table-cell>
          <table:table-cell office:value-type="string">
            <text:p>FUERZA TU SUERTE</text:p>
          </table:table-cell>
          <table:table-cell office:value-type="string">
            <text:p>GRAN PART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ASCARADE</text:p>
          </table:table-cell>
          <table:table-cell office:value-type="string">
            <text:p>CARTAS</text:p>
          </table:table-cell>
          <table:table-cell office:value-type="string">
            <text:p>2 A 13</text:p>
          </table:table-cell>
          <table:table-cell table:style-name="ce3" office:value-type="float" office:value="30">
            <text:p>30</text:p>
          </table:table-cell>
          <table:table-cell office:value-type="string">
            <text:p>ROLES OCULTOS</text:p>
          </table:table-cell>
          <table:table-cell office:value-type="string">
            <text:p>GRAN PART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NTIROSO</text:p>
          </table:table-cell>
          <table:table-cell office:value-type="string">
            <text:p>DADOS/TABLERO</text:p>
          </table:table-cell>
          <table:table-cell office:value-type="string">
            <text:p>2 A 6</text:p>
          </table:table-cell>
          <table:table-cell table:style-name="ce3" office:value-type="float" office:value="45">
            <text:p>45</text:p>
          </table:table-cell>
          <table:table-cell office:value-type="string">
            <text:p>MENTIROSO</text:p>
          </table:table-cell>
          <table:table-cell office:value-type="string">
            <text:p>PARTY</text:p>
          </table:table-cell>
          <table:table-cell office:value-type="string">
            <text:p>PARA 3 O MAS</text:p>
          </table:table-cell>
        </table:table-row>
        <table:table-row table:style-name="ro2">
          <table:table-cell office:value-type="string">
            <text:p>MICROWARS</text:p>
          </table:table-cell>
          <table:table-cell office:value-type="string">
            <text:p>TABLERO</text:p>
          </table:table-cell>
          <table:table-cell office:value-type="string">
            <text:p>2 EQUIPOS</text:p>
          </table:table-cell>
          <table:table-cell table:style-name="ce3" office:value-type="float" office:value="90">
            <text:p>90</text:p>
          </table:table-cell>
          <table:table-cell office:value-type="string">
            <text:p>BATALLA</text:p>
          </table:table-cell>
          <table:table-cell office:value-type="string">
            <text:p>WARGAM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INDTRAP</text:p>
          </table:table-cell>
          <table:table-cell office:value-type="string">
            <text:p>PREGUNTAS</text:p>
          </table:table-cell>
          <table:table-cell office:value-type="string">
            <text:p>2 O EQUIPOS</text:p>
          </table:table-cell>
          <table:table-cell table:style-name="ce3" office:value-type="float" office:value="45">
            <text:p>45</text:p>
          </table:table-cell>
          <table:table-cell office:value-type="string">
            <text:p>DEDUCCION</text:p>
          </table:table-cell>
          <table:table-cell office:value-type="string">
            <text:p>GRAN PART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INDTRAP 2</text:p>
          </table:table-cell>
          <table:table-cell office:value-type="string">
            <text:p>PREGUNTAS</text:p>
          </table:table-cell>
          <table:table-cell office:value-type="string">
            <text:p>2 O EQUIPOS</text:p>
          </table:table-cell>
          <table:table-cell table:style-name="ce3" office:value-type="float" office:value="45">
            <text:p>45</text:p>
          </table:table-cell>
          <table:table-cell office:value-type="string">
            <text:p>DEDUCCION</text:p>
          </table:table-cell>
          <table:table-cell office:value-type="string">
            <text:p>GRAN PART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INECRAF</text:p>
          </table:table-cell>
          <table:table-cell office:value-type="string">
            <text:p>CARTAS</text:p>
          </table:table-cell>
          <table:table-cell office:value-type="string">
            <text:p>2 A 4</text:p>
          </table:table-cell>
          <table:table-cell table:style-name="ce3" office:value-type="float" office:value="20">
            <text:p>20</text:p>
          </table:table-cell>
          <table:table-cell office:value-type="string">
            <text:p>GESTION MANO</text:p>
          </table:table-cell>
          <table:table-cell office:value-type="string">
            <text:p>FILLER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SION PLANETA ROJO</text:p>
          </table:table-cell>
          <table:table-cell office:value-type="string">
            <text:p>TABLERO</text:p>
          </table:table-cell>
          <table:table-cell office:value-type="string">
            <text:p>2 A 6 </text:p>
          </table:table-cell>
          <table:table-cell table:style-name="ce3" office:value-type="float" office:value="90">
            <text:p>90</text:p>
          </table:table-cell>
          <table:table-cell office:value-type="string">
            <text:p>CONTROL AREA</text:p>
          </table:table-cell>
          <table:table-cell office:value-type="string">
            <text:p>EUROGAM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ISTERIOS DE PEKIN</text:p>
          </table:table-cell>
          <table:table-cell office:value-type="string">
            <text:p>TABLERO</text:p>
          </table:table-cell>
          <table:table-cell office:value-type="string">
            <text:p>2 A 6 </text:p>
          </table:table-cell>
          <table:table-cell table:style-name="ce3" office:value-type="float" office:value="45">
            <text:p>45</text:p>
          </table:table-cell>
          <table:table-cell office:value-type="string">
            <text:p>IDENTIDADES OCULTAS</text:p>
          </table:table-cell>
          <table:table-cell office:value-type="string">
            <text:p>FAMILIAR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MONOPOLY DEAL</text:p>
          </table:table-cell>
          <table:table-cell office:value-type="string">
            <text:p>CARTAS</text:p>
          </table:table-cell>
          <table:table-cell office:value-type="string">
            <text:p>2 A 5</text:p>
          </table:table-cell>
          <table:table-cell table:style-name="ce3" office:value-type="float" office:value="15">
            <text:p>15</text:p>
          </table:table-cell>
          <table:table-cell office:value-type="string">
            <text:p>ECONOMICO</text:p>
          </table:table-cell>
          <table:table-cell office:value-type="string">
            <text:p>VIAJ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NOPOLY FORTUNA TROPICAL DVD </text:p>
          </table:table-cell>
          <table:table-cell office:value-type="string">
            <text:p>TABLERO</text:p>
          </table:table-cell>
          <table:table-cell office:value-type="string">
            <text:p>3 A 5</text:p>
          </table:table-cell>
          <table:table-cell table:style-name="ce3" office:value-type="float" office:value="60">
            <text:p>60</text:p>
          </table:table-cell>
          <table:table-cell office:value-type="string">
            <text:p>ECONOMICO</text:p>
          </table:table-cell>
          <table:table-cell office:value-type="string">
            <text:p>FAMILIAR</text:p>
          </table:table-cell>
          <table:table-cell office:value-type="string">
            <text:p>PARA 3 O MAS</text:p>
          </table:table-cell>
        </table:table-row>
        <table:table-row table:style-name="ro2">
          <table:table-cell office:value-type="string">
            <text:p>MONOPOLY LOS SIMPSONS</text:p>
          </table:table-cell>
          <table:table-cell office:value-type="string">
            <text:p>TABLERO</text:p>
          </table:table-cell>
          <table:table-cell office:value-type="string">
            <text:p>2 A 6</text:p>
          </table:table-cell>
          <table:table-cell table:style-name="ce3" office:value-type="float" office:value="90">
            <text:p>90</text:p>
          </table:table-cell>
          <table:table-cell office:value-type="string">
            <text:p>ECONOMICO</text:p>
          </table:table-cell>
          <table:table-cell office:value-type="string">
            <text:p>FAMILIAR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MOTOGP </text:p>
          </table:table-cell>
          <table:table-cell office:value-type="string">
            <text:p>TABLERO</text:p>
          </table:table-cell>
          <table:table-cell office:value-type="string">
            <text:p>2 A 11</text:p>
          </table:table-cell>
          <table:table-cell table:style-name="ce3" office:value-type="float" office:value="60">
            <text:p>60</text:p>
          </table:table-cell>
          <table:table-cell office:value-type="string">
            <text:p>CARRERA </text:p>
          </table:table-cell>
          <table:table-cell office:value-type="string">
            <text:p>FAMILIA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OVIES</text:p>
          </table:table-cell>
          <table:table-cell office:value-type="string">
            <text:p>TABLERO</text:p>
          </table:table-cell>
          <table:table-cell office:value-type="string">
            <text:p>4 A 12</text:p>
          </table:table-cell>
          <table:table-cell table:style-name="ce3" office:value-type="float" office:value="120">
            <text:p>120</text:p>
          </table:table-cell>
          <table:table-cell office:value-type="string">
            <text:p>MIMICA</text:p>
          </table:table-cell>
          <table:table-cell office:value-type="string">
            <text:p>GRAN PART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R JACK POCKET</text:p>
          </table:table-cell>
          <table:table-cell office:value-type="string">
            <text:p>TABLERO</text:p>
          </table:table-cell>
          <table:table-cell office:value-type="float" office:value="2">
            <text:p>2</text:p>
          </table:table-cell>
          <table:table-cell table:style-name="ce3" office:value-type="float" office:value="15">
            <text:p>15</text:p>
          </table:table-cell>
          <table:table-cell office:value-type="string">
            <text:p>DEDUCCION</text:p>
          </table:table-cell>
          <table:table-cell office:value-type="string">
            <text:p>CARA A CARA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UNCHKIN</text:p>
          </table:table-cell>
          <table:table-cell office:value-type="string">
            <text:p>CARTAS</text:p>
          </table:table-cell>
          <table:table-cell office:value-type="string">
            <text:p>3 A 6 </text:p>
          </table:table-cell>
          <table:table-cell table:style-name="ce3" office:value-type="float" office:value="60">
            <text:p>60</text:p>
          </table:table-cell>
          <table:table-cell office:value-type="string">
            <text:p>ROLERO</text:p>
          </table:table-cell>
          <table:table-cell office:value-type="string">
            <text:p>AMERITRASH</text:p>
          </table:table-cell>
          <table:table-cell office:value-type="string">
            <text:p>PARA 3 O MAS</text:p>
          </table:table-cell>
        </table:table-row>
        <table:table-row table:style-name="ro2">
          <table:table-cell office:value-type="string">
            <text:p>MUNCHKIN QUEST</text:p>
          </table:table-cell>
          <table:table-cell office:value-type="string">
            <text:p>LOSETAS</text:p>
          </table:table-cell>
          <table:table-cell office:value-type="string">
            <text:p>2 A 4 </text:p>
          </table:table-cell>
          <table:table-cell table:style-name="ce3" office:value-type="float" office:value="180">
            <text:p>180</text:p>
          </table:table-cell>
          <table:table-cell office:value-type="string">
            <text:p>ROLERO</text:p>
          </table:table-cell>
          <table:table-cell office:value-type="string">
            <text:p>AMERITRASH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YSTERY RUMMY</text:p>
          </table:table-cell>
          <table:table-cell office:value-type="string">
            <text:p>CARTAS</text:p>
          </table:table-cell>
          <table:table-cell office:value-type="string">
            <text:p>2 A 4</text:p>
          </table:table-cell>
          <table:table-cell table:style-name="ce3" office:value-type="float" office:value="30">
            <text:p>30</text:p>
          </table:table-cell>
          <table:table-cell office:value-type="string">
            <text:p>ROLES OCULTOS</text:p>
          </table:table-cell>
          <table:table-cell office:value-type="string">
            <text:p>FILLER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OH, MY GOODS</text:p>
          </table:table-cell>
          <table:table-cell office:value-type="string">
            <text:p>CARTAS</text:p>
          </table:table-cell>
          <table:table-cell office:value-type="string">
            <text:p>2 A 4 </text:p>
          </table:table-cell>
          <table:table-cell table:style-name="ce3" office:value-type="float" office:value="30">
            <text:p>30</text:p>
          </table:table-cell>
          <table:table-cell office:value-type="string">
            <text:p>GESTION MANO</text:p>
          </table:table-cell>
          <table:table-cell office:value-type="string">
            <text:p>EUROGAM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NDEMIC </text:p>
          </table:table-cell>
          <table:table-cell office:value-type="string">
            <text:p>TABLERO</text:p>
          </table:table-cell>
          <table:table-cell office:value-type="string">
            <text:p>2 A 4</text:p>
          </table:table-cell>
          <table:table-cell table:style-name="ce3" office:value-type="float" office:value="45">
            <text:p>45</text:p>
          </table:table-cell>
          <table:table-cell office:value-type="string">
            <text:p>COOPERATIVO</text:p>
          </table:table-cell>
          <table:table-cell office:value-type="string">
            <text:p>EUROGAM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TINI</text:p>
          </table:table-cell>
          <table:table-cell office:value-type="string">
            <text:p>ACCIONES</text:p>
          </table:table-cell>
          <table:table-cell office:value-type="string">
            <text:p>4 O MAS</text:p>
          </table:table-cell>
          <table:table-cell table:style-name="ce3" office:value-type="float" office:value="60">
            <text:p>60</text:p>
          </table:table-cell>
          <table:table-cell office:value-type="string">
            <text:p>PRUEBAS</text:p>
          </table:table-cell>
          <table:table-cell office:value-type="string">
            <text:p>GRAN PARTY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ARTY AND CIA</text:p>
          </table:table-cell>
          <table:table-cell office:value-type="string">
            <text:p>TABLERO</text:p>
          </table:table-cell>
          <table:table-cell office:value-type="string">
            <text:p>3 A 20</text:p>
          </table:table-cell>
          <table:table-cell table:style-name="ce3" office:value-type="float" office:value="60">
            <text:p>60</text:p>
          </table:table-cell>
          <table:table-cell office:value-type="string">
            <text:p>PRUEBAS</text:p>
          </table:table-cell>
          <table:table-cell office:value-type="string">
            <text:p>GRAN PARTY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ASAPALABRA</text:p>
          </table:table-cell>
          <table:table-cell office:value-type="string">
            <text:p>PREGUNTAS</text:p>
          </table:table-cell>
          <table:table-cell office:value-type="string">
            <text:p>3 O MAS</text:p>
          </table:table-cell>
          <table:table-cell table:style-name="ce3" office:value-type="float" office:value="60">
            <text:p>60</text:p>
          </table:table-cell>
          <table:table-cell office:value-type="string">
            <text:p>PREGUNTAS</text:p>
          </table:table-cell>
          <table:table-cell office:value-type="string">
            <text:p>GRAN PART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ASSWORD</text:p>
          </table:table-cell>
          <table:table-cell office:value-type="string">
            <text:p>PREGUNTAS</text:p>
          </table:table-cell>
          <table:table-cell office:value-type="string">
            <text:p>2 EQUIPOS</text:p>
          </table:table-cell>
          <table:table-cell table:style-name="ce3" office:value-type="float" office:value="60">
            <text:p>60</text:p>
          </table:table-cell>
          <table:table-cell office:value-type="string">
            <text:p>PREGUNTAS</text:p>
          </table:table-cell>
          <table:table-cell office:value-type="string">
            <text:p>GRAN PART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HASE 10</text:p>
          </table:table-cell>
          <table:table-cell office:value-type="string">
            <text:p>CARTAS</text:p>
          </table:table-cell>
          <table:table-cell office:value-type="string">
            <text:p>2 A 6</text:p>
          </table:table-cell>
          <table:table-cell table:style-name="ce3" office:value-type="float" office:value="60">
            <text:p>60</text:p>
          </table:table-cell>
          <table:table-cell office:value-type="string">
            <text:p>COMBINACIONES</text:p>
          </table:table-cell>
          <table:table-cell office:value-type="string">
            <text:p>FILLE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HASE 10</text:p>
          </table:table-cell>
          <table:table-cell office:value-type="string">
            <text:p>DADOS</text:p>
          </table:table-cell>
          <table:table-cell office:value-type="string">
            <text:p>1 A 8</text:p>
          </table:table-cell>
          <table:table-cell table:style-name="ce3" office:value-type="float" office:value="45">
            <text:p>45</text:p>
          </table:table-cell>
          <table:table-cell office:value-type="string">
            <text:p>COMBINACIONES</text:p>
          </table:table-cell>
          <table:table-cell office:value-type="string">
            <text:p>FILLE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ICTIONARY MANIA</text:p>
          </table:table-cell>
          <table:table-cell office:value-type="string">
            <text:p>ACCIONES</text:p>
          </table:table-cell>
          <table:table-cell office:value-type="string">
            <text:p>2 EQUIPOS</text:p>
          </table:table-cell>
          <table:table-cell table:style-name="ce3" office:value-type="float" office:value="60">
            <text:p>60</text:p>
          </table:table-cell>
          <table:table-cell office:value-type="string">
            <text:p>DIBUJAR</text:p>
          </table:table-cell>
          <table:table-cell office:value-type="string">
            <text:p>GRAN PARTY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IKO PIKO (hecho a mano)</text:p>
          </table:table-cell>
          <table:table-cell office:value-type="string">
            <text:p>DADOS</text:p>
          </table:table-cell>
          <table:table-cell office:value-type="string">
            <text:p>2 A 7</text:p>
          </table:table-cell>
          <table:table-cell table:style-name="ce3" office:value-type="float" office:value="30">
            <text:p>30</text:p>
          </table:table-cell>
          <table:table-cell office:value-type="string">
            <text:p>FUERZA TU SUERTE</text:p>
          </table:table-cell>
          <table:table-cell office:value-type="string">
            <text:p>VIAJE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INGUINOS</text:p>
          </table:table-cell>
          <table:table-cell office:value-type="string">
            <text:p>LOSETAS</text:p>
          </table:table-cell>
          <table:table-cell office:value-type="string">
            <text:p>2 A 4</text:p>
          </table:table-cell>
          <table:table-cell table:style-name="ce3" office:value-type="float" office:value="20">
            <text:p>20</text:p>
          </table:table-cell>
          <table:table-cell office:value-type="string">
            <text:p>ABSTRACTO</text:p>
          </table:table-cell>
          <table:table-cell office:value-type="string">
            <text:p>CARA A CAR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IRATAS DEL CARIBE DVD</text:p>
          </table:table-cell>
          <table:table-cell office:value-type="string">
            <text:p>TABLERO</text:p>
          </table:table-cell>
          <table:table-cell office:value-type="string">
            <text:p>2 A 4</text:p>
          </table:table-cell>
          <table:table-cell table:style-name="ce3" office:value-type="float" office:value="60">
            <text:p>60</text:p>
          </table:table-cell>
          <table:table-cell office:value-type="string">
            <text:p>ECONOMICO</text:p>
          </table:table-cell>
          <table:table-cell office:value-type="string">
            <text:p>FAMILIAR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PIZZA PARTY</text:p>
          </table:table-cell>
          <table:table-cell office:value-type="string">
            <text:p>DADOS</text:p>
          </table:table-cell>
          <table:table-cell office:value-type="float" office:value="2">
            <text:p>2</text:p>
          </table:table-cell>
          <table:table-cell table:style-name="ce3" office:value-type="float" office:value="15">
            <text:p>15</text:p>
          </table:table-cell>
          <table:table-cell office:value-type="string">
            <text:p>CARRERA </text:p>
          </table:table-cell>
          <table:table-cell office:value-type="string">
            <text:p>VIAJ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OCKET INVADERS</text:p>
          </table:table-cell>
          <table:table-cell office:value-type="string">
            <text:p>TABLERO</text:p>
          </table:table-cell>
          <table:table-cell office:value-type="float" office:value="2">
            <text:p>2</text:p>
          </table:table-cell>
          <table:table-cell table:style-name="ce3" office:value-type="float" office:value="30">
            <text:p>30</text:p>
          </table:table-cell>
          <table:table-cell office:value-type="string">
            <text:p>ABSTRACTO</text:p>
          </table:table-cell>
          <table:table-cell office:value-type="string">
            <text:p>CARA A CARA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OCKET OPS</text:p>
          </table:table-cell>
          <table:table-cell office:value-type="string">
            <text:p>TABLERO</text:p>
          </table:table-cell>
          <table:table-cell office:value-type="float" office:value="2">
            <text:p>2</text:p>
          </table:table-cell>
          <table:table-cell table:style-name="ce3" office:value-type="float" office:value="15">
            <text:p>15</text:p>
          </table:table-cell>
          <table:table-cell office:value-type="string">
            <text:p>ABSTRACTO</text:p>
          </table:table-cell>
          <table:table-cell office:value-type="string">
            <text:p>VIAJ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OKEMON busca la pareja </text:p>
          </table:table-cell>
          <table:table-cell office:value-type="string">
            <text:p>FITXES</text:p>
          </table:table-cell>
          <table:table-cell office:value-type="string">
            <text:p>3 A 6 </text:p>
          </table:table-cell>
          <table:table-cell table:style-name="ce3" office:value-type="float" office:value="20">
            <text:p>20</text:p>
          </table:table-cell>
          <table:table-cell office:value-type="string">
            <text:p>MEMORIA</text:p>
          </table:table-cell>
          <table:table-cell office:value-type="string">
            <text:p>FAMILIAR</text:p>
          </table:table-cell>
          <table:table-cell office:value-type="string">
            <text:p>PARA 3 O MAS</text:p>
          </table:table-cell>
        </table:table-row>
        <table:table-row table:style-name="ro1">
          <table:table-cell office:value-type="string">
            <text:p>POKEMON maestro entrenador</text:p>
          </table:table-cell>
          <table:table-cell office:value-type="string">
            <text:p>TABLERO</text:p>
          </table:table-cell>
          <table:table-cell office:value-type="string">
            <text:p>2 A 6</text:p>
          </table:table-cell>
          <table:table-cell table:style-name="ce3" office:value-type="float" office:value="45">
            <text:p>45</text:p>
          </table:table-cell>
          <table:table-cell office:value-type="string">
            <text:p>COLECCION </text:p>
          </table:table-cell>
          <table:table-cell office:value-type="string">
            <text:p>FAMILIAR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OKER</text:p>
          </table:table-cell>
          <table:table-cell office:value-type="string">
            <text:p>CARTAS</text:p>
          </table:table-cell>
          <table:table-cell office:value-type="string">
            <text:p>2 O MAS</text:p>
          </table:table-cell>
          <table:table-cell table:style-name="ce3" office:value-type="float" office:value="60">
            <text:p>60</text:p>
          </table:table-cell>
          <table:table-cell office:value-type="string">
            <text:p>APUESTAS</text:p>
          </table:table-cell>
          <table:table-cell office:value-type="string">
            <text:p>GRAN PARTY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POQUER DE BICHOS REAL</text:p>
          </table:table-cell>
          <table:table-cell office:value-type="string">
            <text:p>CARTAS</text:p>
          </table:table-cell>
          <table:table-cell office:value-type="string">
            <text:p>2 A 6</text:p>
          </table:table-cell>
          <table:table-cell table:style-name="ce3" office:value-type="float" office:value="20">
            <text:p>20</text:p>
          </table:table-cell>
          <table:table-cell office:value-type="string">
            <text:p>MENTIROSO</text:p>
          </table:table-cell>
          <table:table-cell office:value-type="string">
            <text:p>FAMILIAR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SICOSIS</text:p>
          </table:table-cell>
          <table:table-cell office:value-type="string">
            <text:p>TABLERO</text:p>
          </table:table-cell>
          <table:table-cell office:value-type="string">
            <text:p>3 A 6 </text:p>
          </table:table-cell>
          <table:table-cell table:style-name="ce3" office:value-type="float" office:value="60">
            <text:p>60</text:p>
          </table:table-cell>
          <table:table-cell office:value-type="string">
            <text:p>PRUEBAS</text:p>
          </table:table-cell>
          <table:table-cell office:value-type="string">
            <text:p>PARTY</text:p>
          </table:table-cell>
          <table:table-cell office:value-type="string">
            <text:p>PARA 3 O MAS</text:p>
          </table:table-cell>
        </table:table-row>
        <table:table-row table:style-name="ro2">
          <table:table-cell office:value-type="string">
            <text:p>QUIZZARD</text:p>
          </table:table-cell>
          <table:table-cell office:value-type="string">
            <text:p>PULSADOR</text:p>
          </table:table-cell>
          <table:table-cell office:value-type="string">
            <text:p>2 A 6</text:p>
          </table:table-cell>
          <table:table-cell table:style-name="ce3" office:value-type="float" office:value="60">
            <text:p>60</text:p>
          </table:table-cell>
          <table:table-cell office:value-type="string">
            <text:p>CARRERA </text:p>
          </table:table-cell>
          <table:table-cell office:value-type="string">
            <text:p>PART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QUORSUM</text:p>
          </table:table-cell>
          <table:table-cell office:value-type="string">
            <text:p>DADOS</text:p>
          </table:table-cell>
          <table:table-cell office:value-type="float" office:value="2">
            <text:p>2</text:p>
          </table:table-cell>
          <table:table-cell table:style-name="ce3" office:value-type="float" office:value="10">
            <text:p>10</text:p>
          </table:table-cell>
          <table:table-cell office:value-type="string">
            <text:p>ABSTRACTO</text:p>
          </table:table-cell>
          <table:table-cell office:value-type="string">
            <text:p>VIAJ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QWIXX</text:p>
          </table:table-cell>
          <table:table-cell office:value-type="string">
            <text:p>DADOS</text:p>
          </table:table-cell>
          <table:table-cell office:value-type="string">
            <text:p>2 A 5</text:p>
          </table:table-cell>
          <table:table-cell table:style-name="ce3" office:value-type="float" office:value="15">
            <text:p>15</text:p>
          </table:table-cell>
          <table:table-cell office:value-type="string">
            <text:p>FUERZA TU SUERTE</text:p>
          </table:table-cell>
          <table:table-cell office:value-type="string">
            <text:p>PART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RAGE</text:p>
          </table:table-cell>
          <table:table-cell office:value-type="string">
            <text:p>CARTAS</text:p>
          </table:table-cell>
          <table:table-cell office:value-type="string">
            <text:p>2 A 10</text:p>
          </table:table-cell>
          <table:table-cell table:style-name="ce3" office:value-type="float" office:value="45">
            <text:p>45</text:p>
          </table:table-cell>
          <table:table-cell office:value-type="string">
            <text:p>GESTION MANO</text:p>
          </table:table-cell>
          <table:table-cell office:value-type="string">
            <text:p>GRAN PART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RAPTOR</text:p>
          </table:table-cell>
          <table:table-cell office:value-type="string">
            <text:p>TABLERO</text:p>
          </table:table-cell>
          <table:table-cell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office:value-type="string">
            <text:p>SUPERVIVENCIA</text:p>
          </table:table-cell>
          <table:table-cell office:value-type="string">
            <text:p>AMERITRASH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RISK CLASICO</text:p>
          </table:table-cell>
          <table:table-cell office:value-type="string">
            <text:p>TABLERO</text:p>
          </table:table-cell>
          <table:table-cell office:value-type="string">
            <text:p>2 A 6 </text:p>
          </table:table-cell>
          <table:table-cell table:style-name="ce3" office:value-type="float" office:value="120">
            <text:p>120</text:p>
          </table:table-cell>
          <table:table-cell office:value-type="string">
            <text:p>ESTRATEGIA</text:p>
          </table:table-cell>
          <table:table-cell office:value-type="string">
            <text:p>WARGAME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RISK STAR WARS</text:p>
          </table:table-cell>
          <table:table-cell office:value-type="string">
            <text:p>TABLERO</text:p>
          </table:table-cell>
          <table:table-cell office:value-type="string">
            <text:p>2 A 4</text:p>
          </table:table-cell>
          <table:table-cell table:style-name="ce3" office:value-type="float" office:value="120">
            <text:p>120</text:p>
          </table:table-cell>
          <table:table-cell office:value-type="string">
            <text:p>ESTRATEGIA</text:p>
          </table:table-cell>
          <table:table-cell office:value-type="string">
            <text:p>WARGAME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RISK TRANSFORMES</text:p>
          </table:table-cell>
          <table:table-cell office:value-type="string">
            <text:p>TABLERO</text:p>
          </table:table-cell>
          <table:table-cell office:value-type="string">
            <text:p>2 A 4</text:p>
          </table:table-cell>
          <table:table-cell table:style-name="ce3" office:value-type="float" office:value="120">
            <text:p>120</text:p>
          </table:table-cell>
          <table:table-cell office:value-type="string">
            <text:p>ESTRATEGIA</text:p>
          </table:table-cell>
          <table:table-cell office:value-type="string">
            <text:p>WARGAME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RISK WALKING DEAD</text:p>
          </table:table-cell>
          <table:table-cell office:value-type="string">
            <text:p>TABLERO</text:p>
          </table:table-cell>
          <table:table-cell office:value-type="string">
            <text:p>2 A 5</text:p>
          </table:table-cell>
          <table:table-cell table:style-name="ce3" office:value-type="float" office:value="120">
            <text:p>120</text:p>
          </table:table-cell>
          <table:table-cell office:value-type="string">
            <text:p>ESTRATEGIA</text:p>
          </table:table-cell>
          <table:table-cell office:value-type="string">
            <text:p>WARGAME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ROBINSON CRUSOE</text:p>
          </table:table-cell>
          <table:table-cell office:value-type="string">
            <text:p>TABLERO</text:p>
          </table:table-cell>
          <table:table-cell office:value-type="string">
            <text:p>2 A 4</text:p>
          </table:table-cell>
          <table:table-cell table:style-name="ce3" office:value-type="float" office:value="90">
            <text:p>90</text:p>
          </table:table-cell>
          <table:table-cell office:value-type="string">
            <text:p>COOPERATIVO</text:p>
          </table:table-cell>
          <table:table-cell office:value-type="string">
            <text:p>EUROGAM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UMMY TURBO</text:p>
          </table:table-cell>
          <table:table-cell office:value-type="string">
            <text:p>DADOS</text:p>
          </table:table-cell>
          <table:table-cell office:value-type="float" office:value="2">
            <text:p>2</text:p>
          </table:table-cell>
          <table:table-cell table:style-name="ce3" office:value-type="float" office:value="30">
            <text:p>30</text:p>
          </table:table-cell>
          <table:table-cell office:value-type="string">
            <text:p>COMBINACIONES</text:p>
          </table:table-cell>
          <table:table-cell office:value-type="string">
            <text:p>VIAJE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RUMMYKUB</text:p>
          </table:table-cell>
          <table:table-cell office:value-type="string">
            <text:p>FITXES</text:p>
          </table:table-cell>
          <table:table-cell office:value-type="string">
            <text:p>2 A 4</text:p>
          </table:table-cell>
          <table:table-cell table:style-name="ce3" office:value-type="float" office:value="60">
            <text:p>60</text:p>
          </table:table-cell>
          <table:table-cell office:value-type="string">
            <text:p>ABSTRACTO</text:p>
          </table:table-cell>
          <table:table-cell office:value-type="string">
            <text:p>CARA A CAR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RUSSIAN RAILROADS</text:p>
          </table:table-cell>
          <table:table-cell office:value-type="string">
            <text:p>TABLERO</text:p>
          </table:table-cell>
          <table:table-cell office:value-type="string">
            <text:p>2 A 4</text:p>
          </table:table-cell>
          <table:table-cell table:style-name="ce3" office:value-type="float" office:value="90">
            <text:p>90</text:p>
          </table:table-cell>
          <table:table-cell office:value-type="string">
            <text:p>COLOCA.TRABAJADORES</text:p>
          </table:table-cell>
          <table:table-cell office:value-type="string">
            <text:p>EUROGAM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ABOTEUR EL DESAFIO</text:p>
          </table:table-cell>
          <table:table-cell office:value-type="string">
            <text:p>CARTAS</text:p>
          </table:table-cell>
          <table:table-cell office:value-type="float" office:value="2">
            <text:p>2</text:p>
          </table:table-cell>
          <table:table-cell table:style-name="ce3" office:value-type="float" office:value="30">
            <text:p>30</text:p>
          </table:table-cell>
          <table:table-cell office:value-type="string">
            <text:p>CONSTRUCCION</text:p>
          </table:table-cell>
          <table:table-cell office:value-type="string">
            <text:p>CARA A CAR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CAPE</text:p>
          </table:table-cell>
          <table:table-cell office:value-type="string">
            <text:p>CARTAS</text:p>
          </table:table-cell>
          <table:table-cell office:value-type="string">
            <text:p>1 A 9</text:p>
          </table:table-cell>
          <table:table-cell table:style-name="ce3" office:value-type="float" office:value="20">
            <text:p>20</text:p>
          </table:table-cell>
          <table:table-cell office:value-type="string">
            <text:p>ROLES OCULTOS</text:p>
          </table:table-cell>
          <table:table-cell office:value-type="string">
            <text:p>GRAN PART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CARTTERGORIES</text:p>
          </table:table-cell>
          <table:table-cell office:value-type="string">
            <text:p>PREGUNTAS</text:p>
          </table:table-cell>
          <table:table-cell office:value-type="string">
            <text:p>2 A 6</text:p>
          </table:table-cell>
          <table:table-cell table:style-name="ce3" office:value-type="float" office:value="30">
            <text:p>30</text:p>
          </table:table-cell>
          <table:table-cell office:value-type="string">
            <text:p>PALABRAS</text:p>
          </table:table-cell>
          <table:table-cell office:value-type="string">
            <text:p>PART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CENE IT <text:s/>DVD</text:p>
          </table:table-cell>
          <table:table-cell office:value-type="string">
            <text:p>TABLERO</text:p>
          </table:table-cell>
          <table:table-cell office:value-type="string">
            <text:p>2 O MAS</text:p>
          </table:table-cell>
          <table:table-cell table:style-name="ce3" office:value-type="float" office:value="60">
            <text:p>60</text:p>
          </table:table-cell>
          <table:table-cell office:value-type="string">
            <text:p>CONOCIMIENTO</text:p>
          </table:table-cell>
          <table:table-cell office:value-type="string">
            <text:p>GRAN PART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COTLAND YARD travel</text:p>
          </table:table-cell>
          <table:table-cell office:value-type="string">
            <text:p>TABLERO</text:p>
          </table:table-cell>
          <table:table-cell office:value-type="string">
            <text:p>2 A 4</text:p>
          </table:table-cell>
          <table:table-cell table:style-name="ce3" office:value-type="float" office:value="15">
            <text:p>15</text:p>
          </table:table-cell>
          <table:table-cell office:value-type="string">
            <text:p>PERSECUCION</text:p>
          </table:table-cell>
          <table:table-cell office:value-type="string">
            <text:p>VIAJ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CRABBLE</text:p>
          </table:table-cell>
          <table:table-cell office:value-type="string">
            <text:p>TABLERO</text:p>
          </table:table-cell>
          <table:table-cell office:value-type="string">
            <text:p>2 A 4</text:p>
          </table:table-cell>
          <table:table-cell table:style-name="ce3" office:value-type="float" office:value="60">
            <text:p>60</text:p>
          </table:table-cell>
          <table:table-cell office:value-type="string">
            <text:p>ABSTRACTO</text:p>
          </table:table-cell>
          <table:table-cell office:value-type="string">
            <text:p>FUNCIONA 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CRIPT O GRAM </text:p>
          </table:table-cell>
          <table:table-cell office:value-type="string">
            <text:p>DADOS</text:p>
          </table:table-cell>
          <table:table-cell office:value-type="string">
            <text:p>2 O MAS</text:p>
          </table:table-cell>
          <table:table-cell table:style-name="ce3" office:value-type="float" office:value="20">
            <text:p>20</text:p>
          </table:table-cell>
          <table:table-cell office:value-type="string">
            <text:p>PALABRAS</text:p>
          </table:table-cell>
          <table:table-cell office:value-type="string">
            <text:p>GRAN PART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EGUNDOS FUERA</text:p>
          </table:table-cell>
          <table:table-cell office:value-type="string">
            <text:p>PREGUNTAS</text:p>
          </table:table-cell>
          <table:table-cell office:value-type="string">
            <text:p>3 A 6 </text:p>
          </table:table-cell>
          <table:table-cell table:style-name="ce3" office:value-type="float" office:value="30">
            <text:p>30</text:p>
          </table:table-cell>
          <table:table-cell office:value-type="string">
            <text:p>PALABRAS</text:p>
          </table:table-cell>
          <table:table-cell office:value-type="string">
            <text:p>PARTY</text:p>
          </table:table-cell>
          <table:table-cell office:value-type="string">
            <text:p>PARA 3 O MAS</text:p>
          </table:table-cell>
        </table:table-row>
        <table:table-row table:style-name="ro2">
          <table:table-cell office:value-type="string">
            <text:p>SEQUENCE</text:p>
          </table:table-cell>
          <table:table-cell office:value-type="string">
            <text:p>TABLERO</text:p>
          </table:table-cell>
          <table:table-cell office:value-type="string">
            <text:p>2 A 12</text:p>
          </table:table-cell>
          <table:table-cell table:style-name="ce3" office:value-type="float" office:value="60">
            <text:p>60</text:p>
          </table:table-cell>
          <table:table-cell office:value-type="string">
            <text:p>ABSTRACTO</text:p>
          </table:table-cell>
          <table:table-cell office:value-type="string">
            <text:p>GRAN PART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HAN-KAY</text:p>
          </table:table-cell>
          <table:table-cell office:value-type="string">
            <text:p>DADOS</text:p>
          </table:table-cell>
          <table:table-cell office:value-type="string">
            <text:p>2 O MAS</text:p>
          </table:table-cell>
          <table:table-cell table:style-name="ce3" office:value-type="float" office:value="30">
            <text:p>30</text:p>
          </table:table-cell>
          <table:table-cell office:value-type="string">
            <text:p>FUERZA TU SUERTE</text:p>
          </table:table-cell>
          <table:table-cell office:value-type="string">
            <text:p>GRAN PARTY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HEEPLAND</text:p>
          </table:table-cell>
          <table:table-cell office:value-type="string">
            <text:p>TABLERO</text:p>
          </table:table-cell>
          <table:table-cell office:value-type="string">
            <text:p>2 A 4</text:p>
          </table:table-cell>
          <table:table-cell table:style-name="ce3" office:value-type="float" office:value="30">
            <text:p>30</text:p>
          </table:table-cell>
          <table:table-cell office:value-type="string">
            <text:p>CONTROL AREA</text:p>
          </table:table-cell>
          <table:table-cell office:value-type="string">
            <text:p>FAMILIAR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HUSI GO</text:p>
          </table:table-cell>
          <table:table-cell office:value-type="string">
            <text:p>CARTAS</text:p>
          </table:table-cell>
          <table:table-cell office:value-type="string">
            <text:p>2 A 5</text:p>
          </table:table-cell>
          <table:table-cell table:style-name="ce3" office:value-type="float" office:value="15">
            <text:p>15</text:p>
          </table:table-cell>
          <table:table-cell office:value-type="string">
            <text:p>DRAFTING</text:p>
          </table:table-cell>
          <table:table-cell office:value-type="string">
            <text:p>FILLER</text:p>
          </table:table-cell>
          <table:table-cell office:value-type="string">
            <text:p>PARA 3 O MAS</text:p>
          </table:table-cell>
        </table:table-row>
        <table:table-row table:style-name="ro2">
          <table:table-cell office:value-type="string">
            <text:p>SKIP BO</text:p>
          </table:table-cell>
          <table:table-cell office:value-type="string">
            <text:p>CARTAS</text:p>
          </table:table-cell>
          <table:table-cell office:value-type="string">
            <text:p>2 A 6</text:p>
          </table:table-cell>
          <table:table-cell table:style-name="ce3" office:value-type="float" office:value="45">
            <text:p>45</text:p>
          </table:table-cell>
          <table:table-cell office:value-type="string">
            <text:p>GESTION MANO</text:p>
          </table:table-cell>
          <table:table-cell office:value-type="string">
            <text:p>FILLER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POILERS</text:p>
          </table:table-cell>
          <table:table-cell office:value-type="string">
            <text:p>TABLERO</text:p>
          </table:table-cell>
          <table:table-cell office:value-type="string">
            <text:p>3 A 6 </text:p>
          </table:table-cell>
          <table:table-cell table:style-name="ce3" office:value-type="float" office:value="30">
            <text:p>30</text:p>
          </table:table-cell>
          <table:table-cell office:value-type="string">
            <text:p>PREGUNTES CINE</text:p>
          </table:table-cell>
          <table:table-cell office:value-type="string">
            <text:p>PARTY</text:p>
          </table:table-cell>
          <table:table-cell office:value-type="string">
            <text:p>PARA 3 O MAS</text:p>
          </table:table-cell>
        </table:table-row>
        <table:table-row table:style-name="ro2">
          <table:table-cell office:value-type="string">
            <text:p>SQUELETTOS</text:p>
          </table:table-cell>
          <table:table-cell office:value-type="string">
            <text:p>CARTAS</text:p>
          </table:table-cell>
          <table:table-cell office:value-type="string">
            <text:p>2 A 4</text:p>
          </table:table-cell>
          <table:table-cell table:style-name="ce3" office:value-type="float" office:value="15">
            <text:p>15</text:p>
          </table:table-cell>
          <table:table-cell office:value-type="string">
            <text:p>COMBINACIONES</text:p>
          </table:table-cell>
          <table:table-cell office:value-type="string">
            <text:p>VIAJ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TORY CUBES aventures + altres ampliacions</text:p>
          </table:table-cell>
          <table:table-cell office:value-type="string">
            <text:p>DADOS</text:p>
          </table:table-cell>
          <table:table-cell office:value-type="string">
            <text:p>2 O MAS</text:p>
          </table:table-cell>
          <table:table-cell table:style-name="ce3" office:value-type="float" office:value="15">
            <text:p>15</text:p>
          </table:table-cell>
          <table:table-cell table:number-columns-repeated="2" office:value-type="string">
            <text:p>NARRATIVO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TRATEGO</text:p>
          </table:table-cell>
          <table:table-cell office:value-type="string">
            <text:p>TABLERO</text:p>
          </table:table-cell>
          <table:table-cell office:value-type="float" office:value="2">
            <text:p>2</text:p>
          </table:table-cell>
          <table:table-cell table:style-name="ce3" office:value-type="float" office:value="60">
            <text:p>60</text:p>
          </table:table-cell>
          <table:table-cell office:value-type="string">
            <text:p>ABSTRACTO</text:p>
          </table:table-cell>
          <table:table-cell office:value-type="string">
            <text:p>CARA A CARA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UDBUTEO</text:p>
          </table:table-cell>
          <table:table-cell office:value-type="string">
            <text:p>TABLERO</text:p>
          </table:table-cell>
          <table:table-cell office:value-type="float" office:value="2">
            <text:p>2</text:p>
          </table:table-cell>
          <table:table-cell table:style-name="ce3" office:value-type="float" office:value="30">
            <text:p>30</text:p>
          </table:table-cell>
          <table:table-cell office:value-type="string">
            <text:p>HABILIDAD</text:p>
          </table:table-cell>
          <table:table-cell office:value-type="string">
            <text:p>CARA A CARA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UGI</text:p>
          </table:table-cell>
          <table:table-cell office:value-type="string">
            <text:p>TABLERO</text:p>
          </table:table-cell>
          <table:table-cell office:value-type="string">
            <text:p>2 A 4</text:p>
          </table:table-cell>
          <table:table-cell table:style-name="ce3" office:value-type="float" office:value="30">
            <text:p>30</text:p>
          </table:table-cell>
          <table:table-cell office:value-type="string">
            <text:p>ROLES OCULTOS</text:p>
          </table:table-cell>
          <table:table-cell office:value-type="string">
            <text:p>FAMILIAR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UMO</text:p>
          </table:table-cell>
          <table:table-cell office:value-type="string">
            <text:p>TABLERO</text:p>
          </table:table-cell>
          <table:table-cell office:value-type="float" office:value="2">
            <text:p>2</text:p>
          </table:table-cell>
          <table:table-cell table:style-name="ce3" office:value-type="float" office:value="15">
            <text:p>15</text:p>
          </table:table-cell>
          <table:table-cell office:value-type="string">
            <text:p>ABSTRACTO</text:p>
          </table:table-cell>
          <table:table-cell office:value-type="string">
            <text:p>CARA A CARA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UPER 5</text:p>
          </table:table-cell>
          <table:table-cell office:value-type="string">
            <text:p>CARTAS</text:p>
          </table:table-cell>
          <table:table-cell office:value-type="string">
            <text:p>2 A 5</text:p>
          </table:table-cell>
          <table:table-cell table:style-name="ce3" office:value-type="float" office:value="45">
            <text:p>45</text:p>
          </table:table-cell>
          <table:table-cell office:value-type="string">
            <text:p>GESTION MANO</text:p>
          </table:table-cell>
          <table:table-cell office:value-type="string">
            <text:p>FILLER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UPER RHINO</text:p>
          </table:table-cell>
          <table:table-cell office:value-type="string">
            <text:p>CARTAS</text:p>
          </table:table-cell>
          <table:table-cell office:value-type="string">
            <text:p>2 A 4</text:p>
          </table:table-cell>
          <table:table-cell table:style-name="ce3" office:value-type="float" office:value="15">
            <text:p>15</text:p>
          </table:table-cell>
          <table:table-cell office:value-type="string">
            <text:p>HABILIDAD</text:p>
          </table:table-cell>
          <table:table-cell office:value-type="string">
            <text:p>FILLE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TABU </text:p>
          </table:table-cell>
          <table:table-cell office:value-type="string">
            <text:p>PALABRAS</text:p>
          </table:table-cell>
          <table:table-cell office:value-type="string">
            <text:p>4 O MAS</text:p>
          </table:table-cell>
          <table:table-cell table:style-name="ce3" office:value-type="float" office:value="30">
            <text:p>30</text:p>
          </table:table-cell>
          <table:table-cell office:value-type="string">
            <text:p>DEDUCCION</text:p>
          </table:table-cell>
          <table:table-cell office:value-type="string">
            <text:p>GRAN PART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ATSU</text:p>
          </table:table-cell>
          <table:table-cell office:value-type="string">
            <text:p>TABLERO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ABSTRACT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AXI DRIVER</text:p>
          </table:table-cell>
          <table:table-cell office:value-type="string">
            <text:p>CARTAS</text:p>
          </table:table-cell>
          <table:table-cell office:value-type="string">
            <text:p>2 A 4</text:p>
          </table:table-cell>
          <table:table-cell table:style-name="ce3" office:value-type="float" office:value="20">
            <text:p>20</text:p>
          </table:table-cell>
          <table:table-cell office:value-type="string">
            <text:p>GESTION MANO</text:p>
          </table:table-cell>
          <table:table-cell office:value-type="string">
            <text:p>FILLER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AXI MANIA</text:p>
          </table:table-cell>
          <table:table-cell office:value-type="string">
            <text:p>TABLERO</text:p>
          </table:table-cell>
          <table:table-cell office:value-type="string">
            <text:p>2 A 6</text:p>
          </table:table-cell>
          <table:table-cell table:style-name="ce3" office:value-type="float" office:value="60">
            <text:p>60</text:p>
          </table:table-cell>
          <table:table-cell office:value-type="string">
            <text:p>ECONOMICO</text:p>
          </table:table-cell>
          <table:table-cell office:value-type="string">
            <text:p>FAMILIA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TELON DE ACERO</text:p>
          </table:table-cell>
          <table:table-cell office:value-type="string">
            <text:p>CARTAS</text:p>
          </table:table-cell>
          <table:table-cell office:value-type="float" office:value="2">
            <text:p>2</text:p>
          </table:table-cell>
          <table:table-cell table:style-name="ce3" office:value-type="float" office:value="30">
            <text:p>30</text:p>
          </table:table-cell>
          <table:table-cell office:value-type="string">
            <text:p>CONTROL AREA</text:p>
          </table:table-cell>
          <table:table-cell office:value-type="string">
            <text:p>CARA A CAR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TETRIS COMPACT</text:p>
          </table:table-cell>
          <table:table-cell office:value-type="string">
            <text:p>PIEZAS</text:p>
          </table:table-cell>
          <table:table-cell office:value-type="string">
            <text:p>2 O MAS</text:p>
          </table:table-cell>
          <table:table-cell table:style-name="ce3" office:value-type="float" office:value="15">
            <text:p>15</text:p>
          </table:table-cell>
          <table:table-cell office:value-type="string">
            <text:p>HABILIDAD</text:p>
          </table:table-cell>
          <table:table-cell office:value-type="string">
            <text:p>FAMILIAR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ICHU</text:p>
          </table:table-cell>
          <table:table-cell office:value-type="string">
            <text:p>CARTAS</text:p>
          </table:table-cell>
          <table:table-cell office:value-type="float" office:value="4">
            <text:p>4</text:p>
          </table:table-cell>
          <table:table-cell table:style-name="ce3" office:value-type="float" office:value="60">
            <text:p>60</text:p>
          </table:table-cell>
          <table:table-cell office:value-type="string">
            <text:p>MAZOS</text:p>
          </table:table-cell>
          <table:table-cell office:value-type="string">
            <text:p>2 PAREJAS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TIME LINE (INVENTOS)</text:p>
          </table:table-cell>
          <table:table-cell office:value-type="string">
            <text:p>CARTAS</text:p>
          </table:table-cell>
          <table:table-cell office:value-type="string">
            <text:p>2 A 8</text:p>
          </table:table-cell>
          <table:table-cell table:style-name="ce3" office:value-type="float" office:value="15">
            <text:p>15</text:p>
          </table:table-cell>
          <table:table-cell office:value-type="string">
            <text:p>CONOCIMIENTO</text:p>
          </table:table-cell>
          <table:table-cell office:value-type="string">
            <text:p>GRAN PART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IME LINE (MUSICA CINE)</text:p>
          </table:table-cell>
          <table:table-cell office:value-type="string">
            <text:p>CARTAS</text:p>
          </table:table-cell>
          <table:table-cell office:value-type="string">
            <text:p>2 A 8</text:p>
          </table:table-cell>
          <table:table-cell table:style-name="ce3" office:value-type="float" office:value="15">
            <text:p>15</text:p>
          </table:table-cell>
          <table:table-cell office:value-type="string">
            <text:p>CONOCIMIENTO</text:p>
          </table:table-cell>
          <table:table-cell office:value-type="string">
            <text:p>GRAN PART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OKYO TRAIN</text:p>
          </table:table-cell>
          <table:table-cell office:value-type="string">
            <text:p>CARTAS</text:p>
          </table:table-cell>
          <table:table-cell office:value-type="string">
            <text:p>4, 6 Y 8</text:p>
          </table:table-cell>
          <table:table-cell table:style-name="ce3" office:value-type="float" office:value="20">
            <text:p>20</text:p>
          </table:table-cell>
          <table:table-cell office:value-type="string">
            <text:p>CARRERA </text:p>
          </table:table-cell>
          <table:table-cell office:value-type="string">
            <text:p>GRAN PART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OMA 6 </text:p>
          </table:table-cell>
          <table:table-cell office:value-type="string">
            <text:p>CARTAS</text:p>
          </table:table-cell>
          <table:table-cell office:value-type="string">
            <text:p>2 A 10</text:p>
          </table:table-cell>
          <table:table-cell table:style-name="ce3" office:value-type="float" office:value="45">
            <text:p>45</text:p>
          </table:table-cell>
          <table:table-cell office:value-type="string">
            <text:p>CARRERA </text:p>
          </table:table-cell>
          <table:table-cell office:value-type="string">
            <text:p>GRAN PART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OP SCORE</text:p>
          </table:table-cell>
          <table:table-cell office:value-type="string">
            <text:p>DADOS</text:p>
          </table:table-cell>
          <table:table-cell office:value-type="string">
            <text:p>2 O MAS</text:p>
          </table:table-cell>
          <table:table-cell table:style-name="ce3" office:value-type="float" office:value="20">
            <text:p>20</text:p>
          </table:table-cell>
          <table:table-cell office:value-type="string">
            <text:p>CARRERA </text:p>
          </table:table-cell>
          <table:table-cell office:value-type="string">
            <text:p>GRAN PART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ORRES</text:p>
          </table:table-cell>
          <table:table-cell office:value-type="string">
            <text:p>TABLERO</text:p>
          </table:table-cell>
          <table:table-cell office:value-type="string">
            <text:p>2 A 4</text:p>
          </table:table-cell>
          <table:table-cell table:style-name="ce3" office:value-type="float" office:value="60">
            <text:p>60</text:p>
          </table:table-cell>
          <table:table-cell office:value-type="string">
            <text:p>ABSTRACTO</text:p>
          </table:table-cell>
          <table:table-cell office:value-type="string">
            <text:p>CARA A CAR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TORTILLA DE PATATAS</text:p>
          </table:table-cell>
          <table:table-cell office:value-type="string">
            <text:p>CARTAS</text:p>
          </table:table-cell>
          <table:table-cell office:value-type="string">
            <text:p>2 O 4</text:p>
          </table:table-cell>
          <table:table-cell table:style-name="ce3" office:value-type="float" office:value="15">
            <text:p>15</text:p>
          </table:table-cell>
          <table:table-cell office:value-type="string">
            <text:p>MEMORIA</text:p>
          </table:table-cell>
          <table:table-cell office:value-type="string">
            <text:p>FILLER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OUS A L'ASSAUT</text:p>
          </table:table-cell>
          <table:table-cell office:value-type="string">
            <text:p>TABLERO</text:p>
          </table:table-cell>
          <table:table-cell office:value-type="string">
            <text:p>2 A 4</text:p>
          </table:table-cell>
          <table:table-cell table:style-name="ce3" office:value-type="float" office:value="15">
            <text:p>15</text:p>
          </table:table-cell>
          <table:table-cell office:value-type="string">
            <text:p>HABILIDAD</text:p>
          </table:table-cell>
          <table:table-cell office:value-type="string">
            <text:p>FAMILIAR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ANVIA</text:p>
          </table:table-cell>
          <table:table-cell office:value-type="string">
            <text:p>CARTAS</text:p>
          </table:table-cell>
          <table:table-cell office:value-type="float" office:value="2">
            <text:p>2</text:p>
          </table:table-cell>
          <table:table-cell table:style-name="ce3" office:value-type="float" office:value="30">
            <text:p>30</text:p>
          </table:table-cell>
          <table:table-cell office:value-type="string">
            <text:p>GESTION MANO</text:p>
          </table:table-cell>
          <table:table-cell office:value-type="string">
            <text:p>CARA A CAR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TRAX </text:p>
          </table:table-cell>
          <table:table-cell office:value-type="string">
            <text:p>FITXES</text:p>
          </table:table-cell>
          <table:table-cell office:value-type="string">
            <text:p>2 A 10</text:p>
          </table:table-cell>
          <table:table-cell table:style-name="ce3" office:value-type="float" office:value="15">
            <text:p>15</text:p>
          </table:table-cell>
          <table:table-cell office:value-type="string">
            <text:p>ABSTRACTO</text:p>
          </table:table-cell>
          <table:table-cell office:value-type="string">
            <text:p>CARA A CAR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RIBOND</text:p>
          </table:table-cell>
          <table:table-cell office:value-type="string">
            <text:p>TABLERO</text:p>
          </table:table-cell>
          <table:table-cell office:value-type="string">
            <text:p>2 O MAS</text:p>
          </table:table-cell>
          <table:table-cell table:style-name="ce3" office:value-type="float" office:value="60">
            <text:p>60</text:p>
          </table:table-cell>
          <table:table-cell office:value-type="string">
            <text:p>PALABRAS</text:p>
          </table:table-cell>
          <table:table-cell office:value-type="string">
            <text:p>GRAN PART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RIOMINOS</text:p>
          </table:table-cell>
          <table:table-cell office:value-type="string">
            <text:p>FITXES</text:p>
          </table:table-cell>
          <table:table-cell office:value-type="string">
            <text:p>1 A 4</text:p>
          </table:table-cell>
          <table:table-cell table:style-name="ce3" office:value-type="float" office:value="20">
            <text:p>20</text:p>
          </table:table-cell>
          <table:table-cell office:value-type="string">
            <text:p>ABSTRACTO</text:p>
          </table:table-cell>
          <table:table-cell office:value-type="string">
            <text:p>CARA A CAR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RIOMINOS CARDS</text:p>
          </table:table-cell>
          <table:table-cell office:value-type="string">
            <text:p>CARTAS</text:p>
          </table:table-cell>
          <table:table-cell office:value-type="string">
            <text:p>2 A 4</text:p>
          </table:table-cell>
          <table:table-cell table:style-name="ce3" office:value-type="float" office:value="30">
            <text:p>30</text:p>
          </table:table-cell>
          <table:table-cell office:value-type="string">
            <text:p>ABSTRACTO</text:p>
          </table:table-cell>
          <table:table-cell office:value-type="string">
            <text:p>VIAJ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IVIAL PURSUIT</text:p>
          </table:table-cell>
          <table:table-cell office:value-type="string">
            <text:p>TABLERO</text:p>
          </table:table-cell>
          <table:table-cell office:value-type="string">
            <text:p>2 A 36</text:p>
          </table:table-cell>
          <table:table-cell table:style-name="ce3" office:value-type="float" office:value="90">
            <text:p>90</text:p>
          </table:table-cell>
          <table:table-cell office:value-type="string">
            <text:p>CONOCIMIENTO</text:p>
          </table:table-cell>
          <table:table-cell office:value-type="string">
            <text:p>GRAN PARTY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TRIVIAL PURSUIT ROBO</text:p>
          </table:table-cell>
          <table:table-cell office:value-type="string">
            <text:p>CARTAS</text:p>
          </table:table-cell>
          <table:table-cell office:value-type="string">
            <text:p>2 O MAS</text:p>
          </table:table-cell>
          <table:table-cell table:style-name="ce3" office:value-type="float" office:value="20">
            <text:p>20</text:p>
          </table:table-cell>
          <table:table-cell office:value-type="string">
            <text:p>CONOCIMIENTO</text:p>
          </table:table-cell>
          <table:table-cell office:value-type="string">
            <text:p>VIAJ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RIVIAL' S PORSUIT DE VIAJE</text:p>
          </table:table-cell>
          <table:table-cell office:value-type="string">
            <text:p>PREGUNTAS</text:p>
          </table:table-cell>
          <table:table-cell office:value-type="string">
            <text:p>2 O MAS</text:p>
          </table:table-cell>
          <table:table-cell table:style-name="ce3" office:value-type="float" office:value="30">
            <text:p>30</text:p>
          </table:table-cell>
          <table:table-cell office:value-type="string">
            <text:p>CONOCIMIENTO</text:p>
          </table:table-cell>
          <table:table-cell office:value-type="string">
            <text:p>VIAJ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UAREG</text:p>
          </table:table-cell>
          <table:table-cell office:value-type="string">
            <text:p>CARTAS</text:p>
          </table:table-cell>
          <table:table-cell office:value-type="float" office:value="2">
            <text:p>2</text:p>
          </table:table-cell>
          <table:table-cell table:style-name="ce3" office:value-type="float" office:value="60">
            <text:p>60</text:p>
          </table:table-cell>
          <table:table-cell office:value-type="string">
            <text:p>ECONOMICO</text:p>
          </table:table-cell>
          <table:table-cell office:value-type="string">
            <text:p>CARA A CAR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UN IMPERIO EN 8 MINUTOS</text:p>
          </table:table-cell>
          <table:table-cell office:value-type="string">
            <text:p>TABLERO</text:p>
          </table:table-cell>
          <table:table-cell office:value-type="string">
            <text:p>2 A 5</text:p>
          </table:table-cell>
          <table:table-cell table:style-name="ce3" office:value-type="float" office:value="20">
            <text:p>20</text:p>
          </table:table-cell>
          <table:table-cell office:value-type="string">
            <text:p>GESTION AREA</text:p>
          </table:table-cell>
          <table:table-cell office:value-type="string">
            <text:p>FUNCIONA 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UNLOCK <text:s/>I <text:s/>y <text:s/>II</text:p>
          </table:table-cell>
          <table:table-cell office:value-type="string">
            <text:p>CARTAS</text:p>
          </table:table-cell>
          <table:table-cell office:value-type="string">
            <text:p>2 A 6</text:p>
          </table:table-cell>
          <table:table-cell table:style-name="ce3" office:value-type="float" office:value="60">
            <text:p>60</text:p>
          </table:table-cell>
          <table:table-cell office:value-type="string">
            <text:p>ESCAPE ROOM</text:p>
          </table:table-cell>
          <table:table-cell office:value-type="string">
            <text:p>PARTY</text:p>
          </table:table-cell>
          <table:table-cell office:value-type="string">
            <text:p>PARA 3 O MAS</text:p>
          </table:table-cell>
        </table:table-row>
        <table:table-row table:style-name="ro2">
          <table:table-cell office:value-type="string">
            <text:p>UNO <text:s/>MASTER</text:p>
          </table:table-cell>
          <table:table-cell office:value-type="string">
            <text:p>CARTAS</text:p>
          </table:table-cell>
          <table:table-cell office:value-type="string">
            <text:p>2 A 10</text:p>
          </table:table-cell>
          <table:table-cell table:style-name="ce3" office:value-type="float" office:value="30">
            <text:p>30</text:p>
          </table:table-cell>
          <table:table-cell office:value-type="string">
            <text:p>CARRERA </text:p>
          </table:table-cell>
          <table:table-cell office:value-type="string">
            <text:p>GRAN PART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UNO CARTAS</text:p>
          </table:table-cell>
          <table:table-cell office:value-type="string">
            <text:p>CARTAS</text:p>
          </table:table-cell>
          <table:table-cell office:value-type="string">
            <text:p>2 A 10</text:p>
          </table:table-cell>
          <table:table-cell table:style-name="ce3" office:value-type="float" office:value="30">
            <text:p>30</text:p>
          </table:table-cell>
          <table:table-cell office:value-type="string">
            <text:p>CARRERA </text:p>
          </table:table-cell>
          <table:table-cell office:value-type="string">
            <text:p>GRAN PART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UNO H2O TO GO</text:p>
          </table:table-cell>
          <table:table-cell office:value-type="string">
            <text:p>CARTAS</text:p>
          </table:table-cell>
          <table:table-cell office:value-type="string">
            <text:p>2 A 10</text:p>
          </table:table-cell>
          <table:table-cell table:style-name="ce3" office:value-type="float" office:value="45">
            <text:p>45</text:p>
          </table:table-cell>
          <table:table-cell office:value-type="string">
            <text:p>CARRERA </text:p>
          </table:table-cell>
          <table:table-cell office:value-type="string">
            <text:p>GRAN PART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UNO IMPULSE</text:p>
          </table:table-cell>
          <table:table-cell office:value-type="string">
            <text:p>CARTAS</text:p>
          </table:table-cell>
          <table:table-cell office:value-type="string">
            <text:p>2 A 10</text:p>
          </table:table-cell>
          <table:table-cell table:style-name="ce3" office:value-type="float" office:value="30">
            <text:p>30</text:p>
          </table:table-cell>
          <table:table-cell office:value-type="string">
            <text:p>CARRERA </text:p>
          </table:table-cell>
          <table:table-cell office:value-type="string">
            <text:p>GRAN PART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UNO SPIN</text:p>
          </table:table-cell>
          <table:table-cell office:value-type="string">
            <text:p>CARTAS</text:p>
          </table:table-cell>
          <table:table-cell office:value-type="string">
            <text:p>2 A 10</text:p>
          </table:table-cell>
          <table:table-cell table:style-name="ce3" office:value-type="float" office:value="30">
            <text:p>30</text:p>
          </table:table-cell>
          <table:table-cell office:value-type="string">
            <text:p>CARRERA </text:p>
          </table:table-cell>
          <table:table-cell office:value-type="string">
            <text:p>GRAN PART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VENDETTA</text:p>
          </table:table-cell>
          <table:table-cell office:value-type="string">
            <text:p>TABLERO</text:p>
          </table:table-cell>
          <table:table-cell office:value-type="string">
            <text:p>2 A 4</text:p>
          </table:table-cell>
          <table:table-cell table:style-name="ce3" office:value-type="float" office:value="20">
            <text:p>20</text:p>
          </table:table-cell>
          <table:table-cell office:value-type="string">
            <text:p>ELIMINACION</text:p>
          </table:table-cell>
          <table:table-cell office:value-type="string">
            <text:p>FAMILIAR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VERDADERO O FALSO</text:p>
          </table:table-cell>
          <table:table-cell office:value-type="string">
            <text:p>PREGUNTAS</text:p>
          </table:table-cell>
          <table:table-cell office:value-type="string">
            <text:p>2 O MAS</text:p>
          </table:table-cell>
          <table:table-cell table:style-name="ce3" office:value-type="float" office:value="15">
            <text:p>15</text:p>
          </table:table-cell>
          <table:table-cell office:value-type="string">
            <text:p>DEDUCCION</text:p>
          </table:table-cell>
          <table:table-cell office:value-type="string">
            <text:p>VIAJ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VILLA PALETTI</text:p>
          </table:table-cell>
          <table:table-cell office:value-type="string">
            <text:p>PIEZAS</text:p>
          </table:table-cell>
          <table:table-cell office:value-type="string">
            <text:p>2 A 4</text:p>
          </table:table-cell>
          <table:table-cell table:style-name="ce3" office:value-type="float" office:value="30">
            <text:p>30</text:p>
          </table:table-cell>
          <table:table-cell office:value-type="string">
            <text:p>HABILIDAD</text:p>
          </table:table-cell>
          <table:table-cell office:value-type="string">
            <text:p>FAMILIAR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VIRUS</text:p>
          </table:table-cell>
          <table:table-cell office:value-type="string">
            <text:p>CARTAS</text:p>
          </table:table-cell>
          <table:table-cell office:value-type="string">
            <text:p>2 A 4</text:p>
          </table:table-cell>
          <table:table-cell table:style-name="ce3" office:value-type="float" office:value="15">
            <text:p>15</text:p>
          </table:table-cell>
          <table:table-cell office:value-type="string">
            <text:p>GESTION MANO</text:p>
          </table:table-cell>
          <table:table-cell office:value-type="string">
            <text:p>FILLE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VIRUS OMEGA</text:p>
          </table:table-cell>
          <table:table-cell office:value-type="string">
            <text:p>TABLERO</text:p>
          </table:table-cell>
          <table:table-cell office:value-type="string">
            <text:p>1 A 4</text:p>
          </table:table-cell>
          <table:table-cell table:style-name="ce3" office:value-type="float" office:value="60">
            <text:p>60</text:p>
          </table:table-cell>
          <table:table-cell office:value-type="string">
            <text:p>MAZMORREO</text:p>
          </table:table-cell>
          <table:table-cell office:value-type="string">
            <text:p>AMERITRASH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VIVA EL REY</text:p>
          </table:table-cell>
          <table:table-cell office:value-type="string">
            <text:p>TABLERO</text:p>
          </table:table-cell>
          <table:table-cell office:value-type="string">
            <text:p>3 A 6 </text:p>
          </table:table-cell>
          <table:table-cell table:style-name="ce3" office:value-type="float" office:value="20">
            <text:p>20</text:p>
          </table:table-cell>
          <table:table-cell office:value-type="string">
            <text:p>ROLES OCULTOS</text:p>
          </table:table-cell>
          <table:table-cell office:value-type="string">
            <text:p>FAMILIAR</text:p>
          </table:table-cell>
          <table:table-cell office:value-type="string">
            <text:p>PARA 3 O MAS</text:p>
          </table:table-cell>
        </table:table-row>
        <table:table-row table:style-name="ro2">
          <table:table-cell office:value-type="string">
            <text:p>YAHTZEE</text:p>
          </table:table-cell>
          <table:table-cell office:value-type="string">
            <text:p>DADOS/TABLERO</text:p>
          </table:table-cell>
          <table:table-cell office:value-type="string">
            <text:p>2 A 4</text:p>
          </table:table-cell>
          <table:table-cell table:style-name="ce3" office:value-type="float" office:value="20">
            <text:p>20</text:p>
          </table:table-cell>
          <table:table-cell office:value-type="string">
            <text:p>MENTIROSO</text:p>
          </table:table-cell>
          <table:table-cell office:value-type="string">
            <text:p>PARTY</text:p>
          </table:table-cell>
          <table:table-cell office:value-type="string">
            <text:p>PARA 3 O MAS</text:p>
          </table:table-cell>
        </table:table-row>
        <table:table-row table:style-name="ro2">
          <table:table-cell office:value-type="string">
            <text:p>ZIGITY</text:p>
          </table:table-cell>
          <table:table-cell office:value-type="string">
            <text:p>CARTAS</text:p>
          </table:table-cell>
          <table:table-cell office:value-type="string">
            <text:p>3 A 8</text:p>
          </table:table-cell>
          <table:table-cell table:style-name="ce3" office:value-type="float" office:value="30">
            <text:p>30</text:p>
          </table:table-cell>
          <table:table-cell office:value-type="string">
            <text:p>GESTION MANO</text:p>
          </table:table-cell>
          <table:table-cell office:value-type="string">
            <text:p>GRAN PART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ZOMBIES</text:p>
          </table:table-cell>
          <table:table-cell office:value-type="string">
            <text:p>LOSETAS</text:p>
          </table:table-cell>
          <table:table-cell office:value-type="string">
            <text:p>2 A 6 </text:p>
          </table:table-cell>
          <table:table-cell table:style-name="ce3" office:value-type="float" office:value="60">
            <text:p>60</text:p>
          </table:table-cell>
          <table:table-cell office:value-type="string">
            <text:p>CARRERA </text:p>
          </table:table-cell>
          <table:table-cell office:value-type="string">
            <text:p>AMERITRASH</text:p>
          </table:table-cell>
          <table:table-cell office:value-type="float" office:value="2">
            <text:p>2</text:p>
          </table:table-cell>
        </table:table-row>
        <table:table-row table:style-name="ro2" table:number-rows-repeated="1048321">
          <table:table-cell table:number-columns-repeated="7"/>
        </table:table-row>
        <table:table-row table:style-name="ro2">
          <table:table-cell table:number-columns-repeated="7"/>
        </table:table-row>
      </table:table>
      <table:database-ranges>
        <table:database-range table:target-range-address="'llista de jocs'.A1:'llista de jocs'.G25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number-style style:name="N105">
      <number:number number:decimal-places="0" number:min-integer-digits="0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21/03/2018</text:date>, <text:time>20:42:38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2-26T07:58:00.61</meta:creation-date>
    <dc:date>2018-03-21T20:42:38.81</dc:date>
    <meta:editing-duration>P2DT19M50S</meta:editing-duration>
    <meta:editing-cycles>438</meta:editing-cycles>
    <meta:generator>OpenOffice.org/3.3$Win32 OpenOffice.org_project/330m20$Build-9567</meta:generator>
    <meta:document-statistic meta:table-count="1" meta:cell-count="1778" meta:object-count="0"/>
  </office:meta>
</office:document-meta>
</file>